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09.26pt" svg:height="736.89pt" svg:x="220.45pt" svg:y="2.75pt">
            <loext:p draw:notify-on-update-of-ranges="Sheet1.C3:Sheet1.C8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ceived Time</text:p>
          </table:table-cell>
          <table:table-cell office:value-type="string" calcext:value-type="string">
            <text:p><text:s/>Local Time</text:p>
          </table:table-cell>
          <table:table-cell/>
        </table:table-row>
        <table:table-row table:style-name="ro1">
          <table:table-cell office:value-type="float" office:value="1465123933113" calcext:value-type="float">
            <text:p>1465123933113</text:p>
          </table:table-cell>
          <table:table-cell office:value-type="float" office:value="1465123933533" calcext:value-type="float">
            <text:p>1465123933533</text:p>
          </table:table-cell>
          <table:table-cell/>
        </table:table-row>
        <table:table-row table:style-name="ro1">
          <table:table-cell office:value-type="float" office:value="1465123933164" calcext:value-type="float">
            <text:p>1465123933164</text:p>
          </table:table-cell>
          <table:table-cell office:value-type="float" office:value="1465123933633" calcext:value-type="float">
            <text:p>1465123933633</text:p>
          </table:table-cell>
          <table:table-cell table:formula="of:=[.B3]-[.B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3732" calcext:value-type="float">
            <text:p>1465123933732</text:p>
          </table:table-cell>
          <table:table-cell table:formula="of:=[.B4]-[.B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3833" calcext:value-type="float">
            <text:p>1465123933833</text:p>
          </table:table-cell>
          <table:table-cell table:formula="of:=[.B5]-[.B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3934" calcext:value-type="float">
            <text:p>1465123933934</text:p>
          </table:table-cell>
          <table:table-cell table:formula="of:=[.B6]-[.B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034" calcext:value-type="float">
            <text:p>1465123934034</text:p>
          </table:table-cell>
          <table:table-cell table:formula="of:=[.B7]-[.B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133" calcext:value-type="float">
            <text:p>1465123934133</text:p>
          </table:table-cell>
          <table:table-cell table:formula="of:=[.B8]-[.B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233" calcext:value-type="float">
            <text:p>1465123934233</text:p>
          </table:table-cell>
          <table:table-cell table:formula="of:=[.B9]-[.B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333" calcext:value-type="float">
            <text:p>1465123934333</text:p>
          </table:table-cell>
          <table:table-cell table:formula="of:=[.B10]-[.B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434" calcext:value-type="float">
            <text:p>1465123934434</text:p>
          </table:table-cell>
          <table:table-cell table:formula="of:=[.B11]-[.B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534" calcext:value-type="float">
            <text:p>1465123934534</text:p>
          </table:table-cell>
          <table:table-cell table:formula="of:=[.B12]-[.B1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634" calcext:value-type="float">
            <text:p>1465123934634</text:p>
          </table:table-cell>
          <table:table-cell table:formula="of:=[.B13]-[.B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734" calcext:value-type="float">
            <text:p>1465123934734</text:p>
          </table:table-cell>
          <table:table-cell table:formula="of:=[.B14]-[.B1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834" calcext:value-type="float">
            <text:p>1465123934834</text:p>
          </table:table-cell>
          <table:table-cell table:formula="of:=[.B15]-[.B1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4934" calcext:value-type="float">
            <text:p>1465123934934</text:p>
          </table:table-cell>
          <table:table-cell table:formula="of:=[.B16]-[.B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034" calcext:value-type="float">
            <text:p>1465123935034</text:p>
          </table:table-cell>
          <table:table-cell table:formula="of:=[.B17]-[.B1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134" calcext:value-type="float">
            <text:p>1465123935134</text:p>
          </table:table-cell>
          <table:table-cell table:formula="of:=[.B18]-[.B1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230" calcext:value-type="float">
            <text:p>1465123935230</text:p>
          </table:table-cell>
          <table:table-cell table:formula="of:=[.B19]-[.B1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330" calcext:value-type="float">
            <text:p>1465123935330</text:p>
          </table:table-cell>
          <table:table-cell table:formula="of:=[.B20]-[.B1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431" calcext:value-type="float">
            <text:p>1465123935431</text:p>
          </table:table-cell>
          <table:table-cell table:formula="of:=[.B21]-[.B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531" calcext:value-type="float">
            <text:p>1465123935531</text:p>
          </table:table-cell>
          <table:table-cell table:formula="of:=[.B22]-[.B2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631" calcext:value-type="float">
            <text:p>1465123935631</text:p>
          </table:table-cell>
          <table:table-cell table:formula="of:=[.B23]-[.B2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730" calcext:value-type="float">
            <text:p>1465123935730</text:p>
          </table:table-cell>
          <table:table-cell table:formula="of:=[.B24]-[.B2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831" calcext:value-type="float">
            <text:p>1465123935831</text:p>
          </table:table-cell>
          <table:table-cell table:formula="of:=[.B25]-[.B2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5931" calcext:value-type="float">
            <text:p>1465123935931</text:p>
          </table:table-cell>
          <table:table-cell table:formula="of:=[.B26]-[.B2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032" calcext:value-type="float">
            <text:p>1465123936032</text:p>
          </table:table-cell>
          <table:table-cell table:formula="of:=[.B27]-[.B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35663" calcext:value-type="float">
            <text:p>1465123935663</text:p>
          </table:table-cell>
          <table:table-cell office:value-type="float" office:value="1465123936131" calcext:value-type="float">
            <text:p>1465123936131</text:p>
          </table:table-cell>
          <table:table-cell table:formula="of:=[.B28]-[.B2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231" calcext:value-type="float">
            <text:p>1465123936231</text:p>
          </table:table-cell>
          <table:table-cell table:formula="of:=[.B29]-[.B2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339" calcext:value-type="float">
            <text:p>1465123936339</text:p>
          </table:table-cell>
          <table:table-cell table:formula="of:=[.B30]-[.B2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440" calcext:value-type="float">
            <text:p>1465123936440</text:p>
          </table:table-cell>
          <table:table-cell table:formula="of:=[.B31]-[.B3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36071" calcext:value-type="float">
            <text:p>1465123936071</text:p>
          </table:table-cell>
          <table:table-cell office:value-type="float" office:value="1465123936541" calcext:value-type="float">
            <text:p>1465123936541</text:p>
          </table:table-cell>
          <table:table-cell table:formula="of:=[.B32]-[.B3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641" calcext:value-type="float">
            <text:p>1465123936641</text:p>
          </table:table-cell>
          <table:table-cell table:formula="of:=[.B33]-[.B3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740" calcext:value-type="float">
            <text:p>1465123936740</text:p>
          </table:table-cell>
          <table:table-cell table:formula="of:=[.B34]-[.B3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839" calcext:value-type="float">
            <text:p>1465123936839</text:p>
          </table:table-cell>
          <table:table-cell table:formula="of:=[.B35]-[.B3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6939" calcext:value-type="float">
            <text:p>1465123936939</text:p>
          </table:table-cell>
          <table:table-cell table:formula="of:=[.B36]-[.B3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037" calcext:value-type="float">
            <text:p>1465123937037</text:p>
          </table:table-cell>
          <table:table-cell table:formula="of:=[.B37]-[.B3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136" calcext:value-type="float">
            <text:p>1465123937136</text:p>
          </table:table-cell>
          <table:table-cell table:formula="of:=[.B38]-[.B3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236" calcext:value-type="float">
            <text:p>1465123937236</text:p>
          </table:table-cell>
          <table:table-cell table:formula="of:=[.B39]-[.B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335" calcext:value-type="float">
            <text:p>1465123937335</text:p>
          </table:table-cell>
          <table:table-cell table:formula="of:=[.B40]-[.B3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435" calcext:value-type="float">
            <text:p>1465123937435</text:p>
          </table:table-cell>
          <table:table-cell table:formula="of:=[.B41]-[.B4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535" calcext:value-type="float">
            <text:p>1465123937535</text:p>
          </table:table-cell>
          <table:table-cell table:formula="of:=[.B42]-[.B4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635" calcext:value-type="float">
            <text:p>1465123937635</text:p>
          </table:table-cell>
          <table:table-cell table:formula="of:=[.B43]-[.B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734" calcext:value-type="float">
            <text:p>1465123937734</text:p>
          </table:table-cell>
          <table:table-cell table:formula="of:=[.B44]-[.B4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834" calcext:value-type="float">
            <text:p>1465123937834</text:p>
          </table:table-cell>
          <table:table-cell table:formula="of:=[.B45]-[.B4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7935" calcext:value-type="float">
            <text:p>1465123937935</text:p>
          </table:table-cell>
          <table:table-cell table:formula="of:=[.B46]-[.B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035" calcext:value-type="float">
            <text:p>1465123938035</text:p>
          </table:table-cell>
          <table:table-cell table:formula="of:=[.B47]-[.B4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134" calcext:value-type="float">
            <text:p>1465123938134</text:p>
          </table:table-cell>
          <table:table-cell table:formula="of:=[.B48]-[.B4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235" calcext:value-type="float">
            <text:p>1465123938235</text:p>
          </table:table-cell>
          <table:table-cell table:formula="of:=[.B49]-[.B4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336" calcext:value-type="float">
            <text:p>1465123938336</text:p>
          </table:table-cell>
          <table:table-cell table:formula="of:=[.B50]-[.B4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435" calcext:value-type="float">
            <text:p>1465123938435</text:p>
          </table:table-cell>
          <table:table-cell table:formula="of:=[.B51]-[.B5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535" calcext:value-type="float">
            <text:p>1465123938535</text:p>
          </table:table-cell>
          <table:table-cell table:formula="of:=[.B52]-[.B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635" calcext:value-type="float">
            <text:p>1465123938635</text:p>
          </table:table-cell>
          <table:table-cell table:formula="of:=[.B53]-[.B5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735" calcext:value-type="float">
            <text:p>1465123938735</text:p>
          </table:table-cell>
          <table:table-cell table:formula="of:=[.B54]-[.B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3938366" calcext:value-type="float">
            <text:p>1465123938366</text:p>
          </table:table-cell>
          <table:table-cell office:value-type="float" office:value="1465123938835" calcext:value-type="float">
            <text:p>1465123938835</text:p>
          </table:table-cell>
          <table:table-cell table:formula="of:=[.B55]-[.B5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8934" calcext:value-type="float">
            <text:p>1465123938934</text:p>
          </table:table-cell>
          <table:table-cell table:formula="of:=[.B56]-[.B5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034" calcext:value-type="float">
            <text:p>1465123939034</text:p>
          </table:table-cell>
          <table:table-cell table:formula="of:=[.B57]-[.B5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138" calcext:value-type="float">
            <text:p>1465123939138</text:p>
          </table:table-cell>
          <table:table-cell table:formula="of:=[.B58]-[.B5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238" calcext:value-type="float">
            <text:p>1465123939238</text:p>
          </table:table-cell>
          <table:table-cell table:formula="of:=[.B59]-[.B5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339" calcext:value-type="float">
            <text:p>1465123939339</text:p>
          </table:table-cell>
          <table:table-cell table:formula="of:=[.B60]-[.B5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440" calcext:value-type="float">
            <text:p>1465123939440</text:p>
          </table:table-cell>
          <table:table-cell table:formula="of:=[.B61]-[.B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540" calcext:value-type="float">
            <text:p>1465123939540</text:p>
          </table:table-cell>
          <table:table-cell table:formula="of:=[.B62]-[.B6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641" calcext:value-type="float">
            <text:p>1465123939641</text:p>
          </table:table-cell>
          <table:table-cell table:formula="of:=[.B63]-[.B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741" calcext:value-type="float">
            <text:p>1465123939741</text:p>
          </table:table-cell>
          <table:table-cell table:formula="of:=[.B64]-[.B6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841" calcext:value-type="float">
            <text:p>1465123939841</text:p>
          </table:table-cell>
          <table:table-cell table:formula="of:=[.B65]-[.B6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39941" calcext:value-type="float">
            <text:p>1465123939941</text:p>
          </table:table-cell>
          <table:table-cell table:formula="of:=[.B66]-[.B6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041" calcext:value-type="float">
            <text:p>1465123940041</text:p>
          </table:table-cell>
          <table:table-cell table:formula="of:=[.B67]-[.B6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142" calcext:value-type="float">
            <text:p>1465123940142</text:p>
          </table:table-cell>
          <table:table-cell table:formula="of:=[.B68]-[.B6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241" calcext:value-type="float">
            <text:p>1465123940241</text:p>
          </table:table-cell>
          <table:table-cell table:formula="of:=[.B69]-[.B6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341" calcext:value-type="float">
            <text:p>1465123940341</text:p>
          </table:table-cell>
          <table:table-cell table:formula="of:=[.B70]-[.B6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442" calcext:value-type="float">
            <text:p>1465123940442</text:p>
          </table:table-cell>
          <table:table-cell table:formula="of:=[.B71]-[.B7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542" calcext:value-type="float">
            <text:p>1465123940542</text:p>
          </table:table-cell>
          <table:table-cell table:formula="of:=[.B72]-[.B7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642" calcext:value-type="float">
            <text:p>1465123940642</text:p>
          </table:table-cell>
          <table:table-cell table:formula="of:=[.B73]-[.B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742" calcext:value-type="float">
            <text:p>1465123940742</text:p>
          </table:table-cell>
          <table:table-cell table:formula="of:=[.B74]-[.B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844" calcext:value-type="float">
            <text:p>1465123940844</text:p>
          </table:table-cell>
          <table:table-cell table:formula="of:=[.B75]-[.B7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0944" calcext:value-type="float">
            <text:p>1465123940944</text:p>
          </table:table-cell>
          <table:table-cell table:formula="of:=[.B76]-[.B7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044" calcext:value-type="float">
            <text:p>1465123941044</text:p>
          </table:table-cell>
          <table:table-cell table:formula="of:=[.B77]-[.B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144" calcext:value-type="float">
            <text:p>1465123941144</text:p>
          </table:table-cell>
          <table:table-cell table:formula="of:=[.B78]-[.B7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244" calcext:value-type="float">
            <text:p>1465123941244</text:p>
          </table:table-cell>
          <table:table-cell table:formula="of:=[.B79]-[.B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344" calcext:value-type="float">
            <text:p>1465123941344</text:p>
          </table:table-cell>
          <table:table-cell table:formula="of:=[.B80]-[.B7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444" calcext:value-type="float">
            <text:p>1465123941444</text:p>
          </table:table-cell>
          <table:table-cell table:formula="of:=[.B81]-[.B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544" calcext:value-type="float">
            <text:p>1465123941544</text:p>
          </table:table-cell>
          <table:table-cell table:formula="of:=[.B82]-[.B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643" calcext:value-type="float">
            <text:p>1465123941643</text:p>
          </table:table-cell>
          <table:table-cell table:formula="of:=[.B83]-[.B8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744" calcext:value-type="float">
            <text:p>1465123941744</text:p>
          </table:table-cell>
          <table:table-cell table:formula="of:=[.B84]-[.B8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41375" calcext:value-type="float">
            <text:p>1465123941375</text:p>
          </table:table-cell>
          <table:table-cell office:value-type="float" office:value="1465123941843" calcext:value-type="float">
            <text:p>1465123941843</text:p>
          </table:table-cell>
          <table:table-cell table:formula="of:=[.B85]-[.B8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1944" calcext:value-type="float">
            <text:p>1465123941944</text:p>
          </table:table-cell>
          <table:table-cell table:formula="of:=[.B86]-[.B8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044" calcext:value-type="float">
            <text:p>1465123942044</text:p>
          </table:table-cell>
          <table:table-cell table:formula="of:=[.B87]-[.B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145" calcext:value-type="float">
            <text:p>1465123942145</text:p>
          </table:table-cell>
          <table:table-cell table:formula="of:=[.B88]-[.B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245" calcext:value-type="float">
            <text:p>1465123942245</text:p>
          </table:table-cell>
          <table:table-cell table:formula="of:=[.B89]-[.B8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345" calcext:value-type="float">
            <text:p>1465123942345</text:p>
          </table:table-cell>
          <table:table-cell table:formula="of:=[.B90]-[.B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445" calcext:value-type="float">
            <text:p>1465123942445</text:p>
          </table:table-cell>
          <table:table-cell table:formula="of:=[.B91]-[.B9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545" calcext:value-type="float">
            <text:p>1465123942545</text:p>
          </table:table-cell>
          <table:table-cell table:formula="of:=[.B92]-[.B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646" calcext:value-type="float">
            <text:p>1465123942646</text:p>
          </table:table-cell>
          <table:table-cell table:formula="of:=[.B93]-[.B9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747" calcext:value-type="float">
            <text:p>1465123942747</text:p>
          </table:table-cell>
          <table:table-cell table:formula="of:=[.B94]-[.B9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848" calcext:value-type="float">
            <text:p>1465123942848</text:p>
          </table:table-cell>
          <table:table-cell table:formula="of:=[.B95]-[.B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2948" calcext:value-type="float">
            <text:p>1465123942948</text:p>
          </table:table-cell>
          <table:table-cell table:formula="of:=[.B96]-[.B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049" calcext:value-type="float">
            <text:p>1465123943049</text:p>
          </table:table-cell>
          <table:table-cell table:formula="of:=[.B97]-[.B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149" calcext:value-type="float">
            <text:p>1465123943149</text:p>
          </table:table-cell>
          <table:table-cell table:formula="of:=[.B98]-[.B9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249" calcext:value-type="float">
            <text:p>1465123943249</text:p>
          </table:table-cell>
          <table:table-cell table:formula="of:=[.B99]-[.B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350" calcext:value-type="float">
            <text:p>1465123943350</text:p>
          </table:table-cell>
          <table:table-cell table:formula="of:=[.B100]-[.B9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450" calcext:value-type="float">
            <text:p>1465123943450</text:p>
          </table:table-cell>
          <table:table-cell table:formula="of:=[.B101]-[.B10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550" calcext:value-type="float">
            <text:p>1465123943550</text:p>
          </table:table-cell>
          <table:table-cell table:formula="of:=[.B102]-[.B10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651" calcext:value-type="float">
            <text:p>1465123943651</text:p>
          </table:table-cell>
          <table:table-cell table:formula="of:=[.B103]-[.B1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751" calcext:value-type="float">
            <text:p>1465123943751</text:p>
          </table:table-cell>
          <table:table-cell table:formula="of:=[.B104]-[.B10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851" calcext:value-type="float">
            <text:p>1465123943851</text:p>
          </table:table-cell>
          <table:table-cell table:formula="of:=[.B105]-[.B10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3952" calcext:value-type="float">
            <text:p>1465123943952</text:p>
          </table:table-cell>
          <table:table-cell table:formula="of:=[.B106]-[.B10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053" calcext:value-type="float">
            <text:p>1465123944053</text:p>
          </table:table-cell>
          <table:table-cell table:formula="of:=[.B107]-[.B1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153" calcext:value-type="float">
            <text:p>1465123944153</text:p>
          </table:table-cell>
          <table:table-cell table:formula="of:=[.B108]-[.B10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253" calcext:value-type="float">
            <text:p>1465123944253</text:p>
          </table:table-cell>
          <table:table-cell table:formula="of:=[.B109]-[.B10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354" calcext:value-type="float">
            <text:p>1465123944354</text:p>
          </table:table-cell>
          <table:table-cell table:formula="of:=[.B110]-[.B1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454" calcext:value-type="float">
            <text:p>1465123944454</text:p>
          </table:table-cell>
          <table:table-cell table:formula="of:=[.B111]-[.B11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555" calcext:value-type="float">
            <text:p>1465123944555</text:p>
          </table:table-cell>
          <table:table-cell table:formula="of:=[.B112]-[.B1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656" calcext:value-type="float">
            <text:p>1465123944656</text:p>
          </table:table-cell>
          <table:table-cell table:formula="of:=[.B113]-[.B11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756" calcext:value-type="float">
            <text:p>1465123944756</text:p>
          </table:table-cell>
          <table:table-cell table:formula="of:=[.B114]-[.B11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857" calcext:value-type="float">
            <text:p>1465123944857</text:p>
          </table:table-cell>
          <table:table-cell table:formula="of:=[.B115]-[.B1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4957" calcext:value-type="float">
            <text:p>1465123944957</text:p>
          </table:table-cell>
          <table:table-cell table:formula="of:=[.B116]-[.B1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3944588" calcext:value-type="float">
            <text:p>1465123944588</text:p>
          </table:table-cell>
          <table:table-cell office:value-type="float" office:value="1465123945058" calcext:value-type="float">
            <text:p>1465123945058</text:p>
          </table:table-cell>
          <table:table-cell table:formula="of:=[.B117]-[.B1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158" calcext:value-type="float">
            <text:p>1465123945158</text:p>
          </table:table-cell>
          <table:table-cell table:formula="of:=[.B118]-[.B11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259" calcext:value-type="float">
            <text:p>1465123945259</text:p>
          </table:table-cell>
          <table:table-cell table:formula="of:=[.B119]-[.B11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359" calcext:value-type="float">
            <text:p>1465123945359</text:p>
          </table:table-cell>
          <table:table-cell table:formula="of:=[.B120]-[.B11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460" calcext:value-type="float">
            <text:p>1465123945460</text:p>
          </table:table-cell>
          <table:table-cell table:formula="of:=[.B121]-[.B1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560" calcext:value-type="float">
            <text:p>1465123945560</text:p>
          </table:table-cell>
          <table:table-cell table:formula="of:=[.B122]-[.B12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661" calcext:value-type="float">
            <text:p>1465123945661</text:p>
          </table:table-cell>
          <table:table-cell table:formula="of:=[.B123]-[.B12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762" calcext:value-type="float">
            <text:p>1465123945762</text:p>
          </table:table-cell>
          <table:table-cell table:formula="of:=[.B124]-[.B1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862" calcext:value-type="float">
            <text:p>1465123945862</text:p>
          </table:table-cell>
          <table:table-cell table:formula="of:=[.B125]-[.B1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5962" calcext:value-type="float">
            <text:p>1465123945962</text:p>
          </table:table-cell>
          <table:table-cell table:formula="of:=[.B126]-[.B12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063" calcext:value-type="float">
            <text:p>1465123946063</text:p>
          </table:table-cell>
          <table:table-cell table:formula="of:=[.B127]-[.B1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164" calcext:value-type="float">
            <text:p>1465123946164</text:p>
          </table:table-cell>
          <table:table-cell table:formula="of:=[.B128]-[.B1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264" calcext:value-type="float">
            <text:p>1465123946264</text:p>
          </table:table-cell>
          <table:table-cell table:formula="of:=[.B129]-[.B12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365" calcext:value-type="float">
            <text:p>1465123946365</text:p>
          </table:table-cell>
          <table:table-cell table:formula="of:=[.B130]-[.B1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466" calcext:value-type="float">
            <text:p>1465123946466</text:p>
          </table:table-cell>
          <table:table-cell table:formula="of:=[.B131]-[.B13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566" calcext:value-type="float">
            <text:p>1465123946566</text:p>
          </table:table-cell>
          <table:table-cell table:formula="of:=[.B132]-[.B1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667" calcext:value-type="float">
            <text:p>1465123946667</text:p>
          </table:table-cell>
          <table:table-cell table:formula="of:=[.B133]-[.B1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767" calcext:value-type="float">
            <text:p>1465123946767</text:p>
          </table:table-cell>
          <table:table-cell table:formula="of:=[.B134]-[.B13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868" calcext:value-type="float">
            <text:p>1465123946868</text:p>
          </table:table-cell>
          <table:table-cell table:formula="of:=[.B135]-[.B13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6969" calcext:value-type="float">
            <text:p>1465123946969</text:p>
          </table:table-cell>
          <table:table-cell table:formula="of:=[.B136]-[.B13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069" calcext:value-type="float">
            <text:p>1465123947069</text:p>
          </table:table-cell>
          <table:table-cell table:formula="of:=[.B137]-[.B13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173" calcext:value-type="float">
            <text:p>1465123947173</text:p>
          </table:table-cell>
          <table:table-cell table:formula="of:=[.B138]-[.B13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273" calcext:value-type="float">
            <text:p>1465123947273</text:p>
          </table:table-cell>
          <table:table-cell table:formula="of:=[.B139]-[.B1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374" calcext:value-type="float">
            <text:p>1465123947374</text:p>
          </table:table-cell>
          <table:table-cell table:formula="of:=[.B140]-[.B1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474" calcext:value-type="float">
            <text:p>1465123947474</text:p>
          </table:table-cell>
          <table:table-cell table:formula="of:=[.B141]-[.B14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575" calcext:value-type="float">
            <text:p>1465123947575</text:p>
          </table:table-cell>
          <table:table-cell table:formula="of:=[.B142]-[.B1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675" calcext:value-type="float">
            <text:p>1465123947675</text:p>
          </table:table-cell>
          <table:table-cell table:formula="of:=[.B143]-[.B1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776" calcext:value-type="float">
            <text:p>1465123947776</text:p>
          </table:table-cell>
          <table:table-cell table:formula="of:=[.B144]-[.B1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876" calcext:value-type="float">
            <text:p>1465123947876</text:p>
          </table:table-cell>
          <table:table-cell table:formula="of:=[.B145]-[.B14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7977" calcext:value-type="float">
            <text:p>1465123947977</text:p>
          </table:table-cell>
          <table:table-cell table:formula="of:=[.B146]-[.B1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078" calcext:value-type="float">
            <text:p>1465123948078</text:p>
          </table:table-cell>
          <table:table-cell table:formula="of:=[.B147]-[.B14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178" calcext:value-type="float">
            <text:p>1465123948178</text:p>
          </table:table-cell>
          <table:table-cell table:formula="of:=[.B148]-[.B14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279" calcext:value-type="float">
            <text:p>1465123948279</text:p>
          </table:table-cell>
          <table:table-cell table:formula="of:=[.B149]-[.B14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380" calcext:value-type="float">
            <text:p>1465123948380</text:p>
          </table:table-cell>
          <table:table-cell table:formula="of:=[.B150]-[.B14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481" calcext:value-type="float">
            <text:p>1465123948481</text:p>
          </table:table-cell>
          <table:table-cell table:formula="of:=[.B151]-[.B15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581" calcext:value-type="float">
            <text:p>1465123948581</text:p>
          </table:table-cell>
          <table:table-cell table:formula="of:=[.B152]-[.B1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682" calcext:value-type="float">
            <text:p>1465123948682</text:p>
          </table:table-cell>
          <table:table-cell table:formula="of:=[.B153]-[.B1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783" calcext:value-type="float">
            <text:p>1465123948783</text:p>
          </table:table-cell>
          <table:table-cell table:formula="of:=[.B154]-[.B15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8883" calcext:value-type="float">
            <text:p>1465123948883</text:p>
          </table:table-cell>
          <table:table-cell table:formula="of:=[.B155]-[.B15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3948515" calcext:value-type="float">
            <text:p>1465123948515</text:p>
          </table:table-cell>
          <table:table-cell office:value-type="float" office:value="1465123948984" calcext:value-type="float">
            <text:p>1465123948984</text:p>
          </table:table-cell>
          <table:table-cell table:formula="of:=[.B156]-[.B1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085" calcext:value-type="float">
            <text:p>1465123949085</text:p>
          </table:table-cell>
          <table:table-cell table:formula="of:=[.B157]-[.B15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185" calcext:value-type="float">
            <text:p>1465123949185</text:p>
          </table:table-cell>
          <table:table-cell table:formula="of:=[.B158]-[.B15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285" calcext:value-type="float">
            <text:p>1465123949285</text:p>
          </table:table-cell>
          <table:table-cell table:formula="of:=[.B159]-[.B15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386" calcext:value-type="float">
            <text:p>1465123949386</text:p>
          </table:table-cell>
          <table:table-cell table:formula="of:=[.B160]-[.B15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486" calcext:value-type="float">
            <text:p>1465123949486</text:p>
          </table:table-cell>
          <table:table-cell table:formula="of:=[.B161]-[.B16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587" calcext:value-type="float">
            <text:p>1465123949587</text:p>
          </table:table-cell>
          <table:table-cell table:formula="of:=[.B162]-[.B16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688" calcext:value-type="float">
            <text:p>1465123949688</text:p>
          </table:table-cell>
          <table:table-cell table:formula="of:=[.B163]-[.B1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789" calcext:value-type="float">
            <text:p>1465123949789</text:p>
          </table:table-cell>
          <table:table-cell table:formula="of:=[.B164]-[.B1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889" calcext:value-type="float">
            <text:p>1465123949889</text:p>
          </table:table-cell>
          <table:table-cell table:formula="of:=[.B165]-[.B16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49990" calcext:value-type="float">
            <text:p>1465123949990</text:p>
          </table:table-cell>
          <table:table-cell table:formula="of:=[.B166]-[.B1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090" calcext:value-type="float">
            <text:p>1465123950090</text:p>
          </table:table-cell>
          <table:table-cell table:formula="of:=[.B167]-[.B16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190" calcext:value-type="float">
            <text:p>1465123950190</text:p>
          </table:table-cell>
          <table:table-cell table:formula="of:=[.B168]-[.B16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291" calcext:value-type="float">
            <text:p>1465123950291</text:p>
          </table:table-cell>
          <table:table-cell table:formula="of:=[.B169]-[.B16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392" calcext:value-type="float">
            <text:p>1465123950392</text:p>
          </table:table-cell>
          <table:table-cell table:formula="of:=[.B170]-[.B16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492" calcext:value-type="float">
            <text:p>1465123950492</text:p>
          </table:table-cell>
          <table:table-cell table:formula="of:=[.B171]-[.B17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593" calcext:value-type="float">
            <text:p>1465123950593</text:p>
          </table:table-cell>
          <table:table-cell table:formula="of:=[.B172]-[.B1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694" calcext:value-type="float">
            <text:p>1465123950694</text:p>
          </table:table-cell>
          <table:table-cell table:formula="of:=[.B173]-[.B17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795" calcext:value-type="float">
            <text:p>1465123950795</text:p>
          </table:table-cell>
          <table:table-cell table:formula="of:=[.B174]-[.B17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895" calcext:value-type="float">
            <text:p>1465123950895</text:p>
          </table:table-cell>
          <table:table-cell table:formula="of:=[.B175]-[.B17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0996" calcext:value-type="float">
            <text:p>1465123950996</text:p>
          </table:table-cell>
          <table:table-cell table:formula="of:=[.B176]-[.B17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097" calcext:value-type="float">
            <text:p>1465123951097</text:p>
          </table:table-cell>
          <table:table-cell table:formula="of:=[.B177]-[.B17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198" calcext:value-type="float">
            <text:p>1465123951198</text:p>
          </table:table-cell>
          <table:table-cell table:formula="of:=[.B178]-[.B1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298" calcext:value-type="float">
            <text:p>1465123951298</text:p>
          </table:table-cell>
          <table:table-cell table:formula="of:=[.B179]-[.B1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399" calcext:value-type="float">
            <text:p>1465123951399</text:p>
          </table:table-cell>
          <table:table-cell table:formula="of:=[.B180]-[.B17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500" calcext:value-type="float">
            <text:p>1465123951500</text:p>
          </table:table-cell>
          <table:table-cell table:formula="of:=[.B181]-[.B18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600" calcext:value-type="float">
            <text:p>1465123951600</text:p>
          </table:table-cell>
          <table:table-cell table:formula="of:=[.B182]-[.B1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701" calcext:value-type="float">
            <text:p>1465123951701</text:p>
          </table:table-cell>
          <table:table-cell table:formula="of:=[.B183]-[.B1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801" calcext:value-type="float">
            <text:p>1465123951801</text:p>
          </table:table-cell>
          <table:table-cell table:formula="of:=[.B184]-[.B1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1902" calcext:value-type="float">
            <text:p>1465123951902</text:p>
          </table:table-cell>
          <table:table-cell table:formula="of:=[.B185]-[.B1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002" calcext:value-type="float">
            <text:p>1465123952002</text:p>
          </table:table-cell>
          <table:table-cell table:formula="of:=[.B186]-[.B18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102" calcext:value-type="float">
            <text:p>1465123952102</text:p>
          </table:table-cell>
          <table:table-cell table:formula="of:=[.B187]-[.B1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203" calcext:value-type="float">
            <text:p>1465123952203</text:p>
          </table:table-cell>
          <table:table-cell table:formula="of:=[.B188]-[.B1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304" calcext:value-type="float">
            <text:p>1465123952304</text:p>
          </table:table-cell>
          <table:table-cell table:formula="of:=[.B189]-[.B1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404" calcext:value-type="float">
            <text:p>1465123952404</text:p>
          </table:table-cell>
          <table:table-cell table:formula="of:=[.B190]-[.B1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505" calcext:value-type="float">
            <text:p>1465123952505</text:p>
          </table:table-cell>
          <table:table-cell table:formula="of:=[.B191]-[.B19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52136" calcext:value-type="float">
            <text:p>1465123952136</text:p>
          </table:table-cell>
          <table:table-cell office:value-type="float" office:value="1465123952605" calcext:value-type="float">
            <text:p>1465123952605</text:p>
          </table:table-cell>
          <table:table-cell table:formula="of:=[.B192]-[.B1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706" calcext:value-type="float">
            <text:p>1465123952706</text:p>
          </table:table-cell>
          <table:table-cell table:formula="of:=[.B193]-[.B19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806" calcext:value-type="float">
            <text:p>1465123952806</text:p>
          </table:table-cell>
          <table:table-cell table:formula="of:=[.B194]-[.B19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2907" calcext:value-type="float">
            <text:p>1465123952907</text:p>
          </table:table-cell>
          <table:table-cell table:formula="of:=[.B195]-[.B1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007" calcext:value-type="float">
            <text:p>1465123953007</text:p>
          </table:table-cell>
          <table:table-cell table:formula="of:=[.B196]-[.B1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108" calcext:value-type="float">
            <text:p>1465123953108</text:p>
          </table:table-cell>
          <table:table-cell table:formula="of:=[.B197]-[.B1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208" calcext:value-type="float">
            <text:p>1465123953208</text:p>
          </table:table-cell>
          <table:table-cell table:formula="of:=[.B198]-[.B19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309" calcext:value-type="float">
            <text:p>1465123953309</text:p>
          </table:table-cell>
          <table:table-cell table:formula="of:=[.B199]-[.B19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409" calcext:value-type="float">
            <text:p>1465123953409</text:p>
          </table:table-cell>
          <table:table-cell table:formula="of:=[.B200]-[.B19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510" calcext:value-type="float">
            <text:p>1465123953510</text:p>
          </table:table-cell>
          <table:table-cell table:formula="of:=[.B201]-[.B20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611" calcext:value-type="float">
            <text:p>1465123953611</text:p>
          </table:table-cell>
          <table:table-cell table:formula="of:=[.B202]-[.B20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711" calcext:value-type="float">
            <text:p>1465123953711</text:p>
          </table:table-cell>
          <table:table-cell table:formula="of:=[.B203]-[.B20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811" calcext:value-type="float">
            <text:p>1465123953811</text:p>
          </table:table-cell>
          <table:table-cell table:formula="of:=[.B204]-[.B20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3912" calcext:value-type="float">
            <text:p>1465123953912</text:p>
          </table:table-cell>
          <table:table-cell table:formula="of:=[.B205]-[.B20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013" calcext:value-type="float">
            <text:p>1465123954013</text:p>
          </table:table-cell>
          <table:table-cell table:formula="of:=[.B206]-[.B20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114" calcext:value-type="float">
            <text:p>1465123954114</text:p>
          </table:table-cell>
          <table:table-cell table:formula="of:=[.B207]-[.B2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214" calcext:value-type="float">
            <text:p>1465123954214</text:p>
          </table:table-cell>
          <table:table-cell table:formula="of:=[.B208]-[.B20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314" calcext:value-type="float">
            <text:p>1465123954314</text:p>
          </table:table-cell>
          <table:table-cell table:formula="of:=[.B209]-[.B20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415" calcext:value-type="float">
            <text:p>1465123954415</text:p>
          </table:table-cell>
          <table:table-cell table:formula="of:=[.B210]-[.B2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516" calcext:value-type="float">
            <text:p>1465123954516</text:p>
          </table:table-cell>
          <table:table-cell table:formula="of:=[.B211]-[.B2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616" calcext:value-type="float">
            <text:p>1465123954616</text:p>
          </table:table-cell>
          <table:table-cell table:formula="of:=[.B212]-[.B21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717" calcext:value-type="float">
            <text:p>1465123954717</text:p>
          </table:table-cell>
          <table:table-cell table:formula="of:=[.B213]-[.B21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817" calcext:value-type="float">
            <text:p>1465123954817</text:p>
          </table:table-cell>
          <table:table-cell table:formula="of:=[.B214]-[.B21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4917" calcext:value-type="float">
            <text:p>1465123954917</text:p>
          </table:table-cell>
          <table:table-cell table:formula="of:=[.B215]-[.B21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018" calcext:value-type="float">
            <text:p>1465123955018</text:p>
          </table:table-cell>
          <table:table-cell table:formula="of:=[.B216]-[.B21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118" calcext:value-type="float">
            <text:p>1465123955118</text:p>
          </table:table-cell>
          <table:table-cell table:formula="of:=[.B217]-[.B21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219" calcext:value-type="float">
            <text:p>1465123955219</text:p>
          </table:table-cell>
          <table:table-cell table:formula="of:=[.B218]-[.B21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319" calcext:value-type="float">
            <text:p>1465123955319</text:p>
          </table:table-cell>
          <table:table-cell table:formula="of:=[.B219]-[.B21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420" calcext:value-type="float">
            <text:p>1465123955420</text:p>
          </table:table-cell>
          <table:table-cell table:formula="of:=[.B220]-[.B2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520" calcext:value-type="float">
            <text:p>1465123955520</text:p>
          </table:table-cell>
          <table:table-cell table:formula="of:=[.B221]-[.B22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620" calcext:value-type="float">
            <text:p>1465123955620</text:p>
          </table:table-cell>
          <table:table-cell table:formula="of:=[.B222]-[.B22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721" calcext:value-type="float">
            <text:p>1465123955721</text:p>
          </table:table-cell>
          <table:table-cell table:formula="of:=[.B223]-[.B22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822" calcext:value-type="float">
            <text:p>1465123955822</text:p>
          </table:table-cell>
          <table:table-cell table:formula="of:=[.B224]-[.B2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5922" calcext:value-type="float">
            <text:p>1465123955922</text:p>
          </table:table-cell>
          <table:table-cell table:formula="of:=[.B225]-[.B2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3955553" calcext:value-type="float">
            <text:p>1465123955553</text:p>
          </table:table-cell>
          <table:table-cell office:value-type="float" office:value="1465123956023" calcext:value-type="float">
            <text:p>1465123956023</text:p>
          </table:table-cell>
          <table:table-cell table:formula="of:=[.B226]-[.B2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123" calcext:value-type="float">
            <text:p>1465123956123</text:p>
          </table:table-cell>
          <table:table-cell table:formula="of:=[.B227]-[.B22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224" calcext:value-type="float">
            <text:p>1465123956224</text:p>
          </table:table-cell>
          <table:table-cell table:formula="of:=[.B228]-[.B2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324" calcext:value-type="float">
            <text:p>1465123956324</text:p>
          </table:table-cell>
          <table:table-cell table:formula="of:=[.B229]-[.B22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425" calcext:value-type="float">
            <text:p>1465123956425</text:p>
          </table:table-cell>
          <table:table-cell table:formula="of:=[.B230]-[.B2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525" calcext:value-type="float">
            <text:p>1465123956525</text:p>
          </table:table-cell>
          <table:table-cell table:formula="of:=[.B231]-[.B2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626" calcext:value-type="float">
            <text:p>1465123956626</text:p>
          </table:table-cell>
          <table:table-cell table:formula="of:=[.B232]-[.B23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727" calcext:value-type="float">
            <text:p>1465123956727</text:p>
          </table:table-cell>
          <table:table-cell table:formula="of:=[.B233]-[.B2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827" calcext:value-type="float">
            <text:p>1465123956827</text:p>
          </table:table-cell>
          <table:table-cell table:formula="of:=[.B234]-[.B23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6927" calcext:value-type="float">
            <text:p>1465123956927</text:p>
          </table:table-cell>
          <table:table-cell table:formula="of:=[.B235]-[.B23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028" calcext:value-type="float">
            <text:p>1465123957028</text:p>
          </table:table-cell>
          <table:table-cell table:formula="of:=[.B236]-[.B23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128" calcext:value-type="float">
            <text:p>1465123957128</text:p>
          </table:table-cell>
          <table:table-cell table:formula="of:=[.B237]-[.B23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229" calcext:value-type="float">
            <text:p>1465123957229</text:p>
          </table:table-cell>
          <table:table-cell table:formula="of:=[.B238]-[.B23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329" calcext:value-type="float">
            <text:p>1465123957329</text:p>
          </table:table-cell>
          <table:table-cell table:formula="of:=[.B239]-[.B2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430" calcext:value-type="float">
            <text:p>1465123957430</text:p>
          </table:table-cell>
          <table:table-cell table:formula="of:=[.B240]-[.B2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531" calcext:value-type="float">
            <text:p>1465123957531</text:p>
          </table:table-cell>
          <table:table-cell table:formula="of:=[.B241]-[.B24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631" calcext:value-type="float">
            <text:p>1465123957631</text:p>
          </table:table-cell>
          <table:table-cell table:formula="of:=[.B242]-[.B24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731" calcext:value-type="float">
            <text:p>1465123957731</text:p>
          </table:table-cell>
          <table:table-cell table:formula="of:=[.B243]-[.B2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832" calcext:value-type="float">
            <text:p>1465123957832</text:p>
          </table:table-cell>
          <table:table-cell table:formula="of:=[.B244]-[.B2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7933" calcext:value-type="float">
            <text:p>1465123957933</text:p>
          </table:table-cell>
          <table:table-cell table:formula="of:=[.B245]-[.B2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033" calcext:value-type="float">
            <text:p>1465123958033</text:p>
          </table:table-cell>
          <table:table-cell table:formula="of:=[.B246]-[.B24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134" calcext:value-type="float">
            <text:p>1465123958134</text:p>
          </table:table-cell>
          <table:table-cell table:formula="of:=[.B247]-[.B24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234" calcext:value-type="float">
            <text:p>1465123958234</text:p>
          </table:table-cell>
          <table:table-cell table:formula="of:=[.B248]-[.B24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335" calcext:value-type="float">
            <text:p>1465123958335</text:p>
          </table:table-cell>
          <table:table-cell table:formula="of:=[.B249]-[.B24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435" calcext:value-type="float">
            <text:p>1465123958435</text:p>
          </table:table-cell>
          <table:table-cell table:formula="of:=[.B250]-[.B24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536" calcext:value-type="float">
            <text:p>1465123958536</text:p>
          </table:table-cell>
          <table:table-cell table:formula="of:=[.B251]-[.B25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637" calcext:value-type="float">
            <text:p>1465123958637</text:p>
          </table:table-cell>
          <table:table-cell table:formula="of:=[.B252]-[.B25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738" calcext:value-type="float">
            <text:p>1465123958738</text:p>
          </table:table-cell>
          <table:table-cell table:formula="of:=[.B253]-[.B2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838" calcext:value-type="float">
            <text:p>1465123958838</text:p>
          </table:table-cell>
          <table:table-cell table:formula="of:=[.B254]-[.B2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8939" calcext:value-type="float">
            <text:p>1465123958939</text:p>
          </table:table-cell>
          <table:table-cell table:formula="of:=[.B255]-[.B2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040" calcext:value-type="float">
            <text:p>1465123959040</text:p>
          </table:table-cell>
          <table:table-cell table:formula="of:=[.B256]-[.B2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140" calcext:value-type="float">
            <text:p>1465123959140</text:p>
          </table:table-cell>
          <table:table-cell table:formula="of:=[.B257]-[.B25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241" calcext:value-type="float">
            <text:p>1465123959241</text:p>
          </table:table-cell>
          <table:table-cell table:formula="of:=[.B258]-[.B25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341" calcext:value-type="float">
            <text:p>1465123959341</text:p>
          </table:table-cell>
          <table:table-cell table:formula="of:=[.B259]-[.B25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442" calcext:value-type="float">
            <text:p>1465123959442</text:p>
          </table:table-cell>
          <table:table-cell table:formula="of:=[.B260]-[.B25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59072" calcext:value-type="float">
            <text:p>1465123959072</text:p>
          </table:table-cell>
          <table:table-cell office:value-type="float" office:value="1465123959542" calcext:value-type="float">
            <text:p>1465123959542</text:p>
          </table:table-cell>
          <table:table-cell table:formula="of:=[.B261]-[.B26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643" calcext:value-type="float">
            <text:p>1465123959643</text:p>
          </table:table-cell>
          <table:table-cell table:formula="of:=[.B262]-[.B26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744" calcext:value-type="float">
            <text:p>1465123959744</text:p>
          </table:table-cell>
          <table:table-cell table:formula="of:=[.B263]-[.B2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845" calcext:value-type="float">
            <text:p>1465123959845</text:p>
          </table:table-cell>
          <table:table-cell table:formula="of:=[.B264]-[.B2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59945" calcext:value-type="float">
            <text:p>1465123959945</text:p>
          </table:table-cell>
          <table:table-cell table:formula="of:=[.B265]-[.B26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046" calcext:value-type="float">
            <text:p>1465123960046</text:p>
          </table:table-cell>
          <table:table-cell table:formula="of:=[.B266]-[.B2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147" calcext:value-type="float">
            <text:p>1465123960147</text:p>
          </table:table-cell>
          <table:table-cell table:formula="of:=[.B267]-[.B26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247" calcext:value-type="float">
            <text:p>1465123960247</text:p>
          </table:table-cell>
          <table:table-cell table:formula="of:=[.B268]-[.B26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348" calcext:value-type="float">
            <text:p>1465123960348</text:p>
          </table:table-cell>
          <table:table-cell table:formula="of:=[.B269]-[.B26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449" calcext:value-type="float">
            <text:p>1465123960449</text:p>
          </table:table-cell>
          <table:table-cell table:formula="of:=[.B270]-[.B26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549" calcext:value-type="float">
            <text:p>1465123960549</text:p>
          </table:table-cell>
          <table:table-cell table:formula="of:=[.B271]-[.B27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650" calcext:value-type="float">
            <text:p>1465123960650</text:p>
          </table:table-cell>
          <table:table-cell table:formula="of:=[.B272]-[.B2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750" calcext:value-type="float">
            <text:p>1465123960750</text:p>
          </table:table-cell>
          <table:table-cell table:formula="of:=[.B273]-[.B2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851" calcext:value-type="float">
            <text:p>1465123960851</text:p>
          </table:table-cell>
          <table:table-cell table:formula="of:=[.B274]-[.B27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0952" calcext:value-type="float">
            <text:p>1465123960952</text:p>
          </table:table-cell>
          <table:table-cell table:formula="of:=[.B275]-[.B27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053" calcext:value-type="float">
            <text:p>1465123961053</text:p>
          </table:table-cell>
          <table:table-cell table:formula="of:=[.B276]-[.B27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153" calcext:value-type="float">
            <text:p>1465123961153</text:p>
          </table:table-cell>
          <table:table-cell table:formula="of:=[.B277]-[.B2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254" calcext:value-type="float">
            <text:p>1465123961254</text:p>
          </table:table-cell>
          <table:table-cell table:formula="of:=[.B278]-[.B2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364" calcext:value-type="float">
            <text:p>1465123961364</text:p>
          </table:table-cell>
          <table:table-cell table:formula="of:=[.B279]-[.B278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465" calcext:value-type="float">
            <text:p>1465123961465</text:p>
          </table:table-cell>
          <table:table-cell table:formula="of:=[.B280]-[.B27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565" calcext:value-type="float">
            <text:p>1465123961565</text:p>
          </table:table-cell>
          <table:table-cell table:formula="of:=[.B281]-[.B2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666" calcext:value-type="float">
            <text:p>1465123961666</text:p>
          </table:table-cell>
          <table:table-cell table:formula="of:=[.B282]-[.B28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767" calcext:value-type="float">
            <text:p>1465123961767</text:p>
          </table:table-cell>
          <table:table-cell table:formula="of:=[.B283]-[.B2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867" calcext:value-type="float">
            <text:p>1465123961867</text:p>
          </table:table-cell>
          <table:table-cell table:formula="of:=[.B284]-[.B2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1968" calcext:value-type="float">
            <text:p>1465123961968</text:p>
          </table:table-cell>
          <table:table-cell table:formula="of:=[.B285]-[.B2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068" calcext:value-type="float">
            <text:p>1465123962068</text:p>
          </table:table-cell>
          <table:table-cell table:formula="of:=[.B286]-[.B28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169" calcext:value-type="float">
            <text:p>1465123962169</text:p>
          </table:table-cell>
          <table:table-cell table:formula="of:=[.B287]-[.B28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270" calcext:value-type="float">
            <text:p>1465123962270</text:p>
          </table:table-cell>
          <table:table-cell table:formula="of:=[.B288]-[.B2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370" calcext:value-type="float">
            <text:p>1465123962370</text:p>
          </table:table-cell>
          <table:table-cell table:formula="of:=[.B289]-[.B28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471" calcext:value-type="float">
            <text:p>1465123962471</text:p>
          </table:table-cell>
          <table:table-cell table:formula="of:=[.B290]-[.B28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572" calcext:value-type="float">
            <text:p>1465123962572</text:p>
          </table:table-cell>
          <table:table-cell table:formula="of:=[.B291]-[.B29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672" calcext:value-type="float">
            <text:p>1465123962672</text:p>
          </table:table-cell>
          <table:table-cell table:formula="of:=[.B292]-[.B2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773" calcext:value-type="float">
            <text:p>1465123962773</text:p>
          </table:table-cell>
          <table:table-cell table:formula="of:=[.B293]-[.B29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874" calcext:value-type="float">
            <text:p>1465123962874</text:p>
          </table:table-cell>
          <table:table-cell table:formula="of:=[.B294]-[.B29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2975" calcext:value-type="float">
            <text:p>1465123962975</text:p>
          </table:table-cell>
          <table:table-cell table:formula="of:=[.B295]-[.B2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075" calcext:value-type="float">
            <text:p>1465123963075</text:p>
          </table:table-cell>
          <table:table-cell table:formula="of:=[.B296]-[.B2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176" calcext:value-type="float">
            <text:p>1465123963176</text:p>
          </table:table-cell>
          <table:table-cell table:formula="of:=[.B297]-[.B2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277" calcext:value-type="float">
            <text:p>1465123963277</text:p>
          </table:table-cell>
          <table:table-cell table:formula="of:=[.B298]-[.B29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377" calcext:value-type="float">
            <text:p>1465123963377</text:p>
          </table:table-cell>
          <table:table-cell table:formula="of:=[.B299]-[.B2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478" calcext:value-type="float">
            <text:p>1465123963478</text:p>
          </table:table-cell>
          <table:table-cell table:formula="of:=[.B300]-[.B29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579" calcext:value-type="float">
            <text:p>1465123963579</text:p>
          </table:table-cell>
          <table:table-cell table:formula="of:=[.B301]-[.B30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681" calcext:value-type="float">
            <text:p>1465123963681</text:p>
          </table:table-cell>
          <table:table-cell table:formula="of:=[.B302]-[.B30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782" calcext:value-type="float">
            <text:p>1465123963782</text:p>
          </table:table-cell>
          <table:table-cell table:formula="of:=[.B303]-[.B3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883" calcext:value-type="float">
            <text:p>1465123963883</text:p>
          </table:table-cell>
          <table:table-cell table:formula="of:=[.B304]-[.B30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3984" calcext:value-type="float">
            <text:p>1465123963984</text:p>
          </table:table-cell>
          <table:table-cell table:formula="of:=[.B305]-[.B30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085" calcext:value-type="float">
            <text:p>1465123964085</text:p>
          </table:table-cell>
          <table:table-cell table:formula="of:=[.B306]-[.B30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185" calcext:value-type="float">
            <text:p>1465123964185</text:p>
          </table:table-cell>
          <table:table-cell table:formula="of:=[.B307]-[.B30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286" calcext:value-type="float">
            <text:p>1465123964286</text:p>
          </table:table-cell>
          <table:table-cell table:formula="of:=[.B308]-[.B30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63917" calcext:value-type="float">
            <text:p>1465123963917</text:p>
          </table:table-cell>
          <table:table-cell office:value-type="float" office:value="1465123964387" calcext:value-type="float">
            <text:p>1465123964387</text:p>
          </table:table-cell>
          <table:table-cell table:formula="of:=[.B309]-[.B30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488" calcext:value-type="float">
            <text:p>1465123964488</text:p>
          </table:table-cell>
          <table:table-cell table:formula="of:=[.B310]-[.B3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589" calcext:value-type="float">
            <text:p>1465123964589</text:p>
          </table:table-cell>
          <table:table-cell table:formula="of:=[.B311]-[.B3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690" calcext:value-type="float">
            <text:p>1465123964690</text:p>
          </table:table-cell>
          <table:table-cell table:formula="of:=[.B312]-[.B3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790" calcext:value-type="float">
            <text:p>1465123964790</text:p>
          </table:table-cell>
          <table:table-cell table:formula="of:=[.B313]-[.B3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891" calcext:value-type="float">
            <text:p>1465123964891</text:p>
          </table:table-cell>
          <table:table-cell table:formula="of:=[.B314]-[.B31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4992" calcext:value-type="float">
            <text:p>1465123964992</text:p>
          </table:table-cell>
          <table:table-cell table:formula="of:=[.B315]-[.B3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093" calcext:value-type="float">
            <text:p>1465123965093</text:p>
          </table:table-cell>
          <table:table-cell table:formula="of:=[.B316]-[.B31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194" calcext:value-type="float">
            <text:p>1465123965194</text:p>
          </table:table-cell>
          <table:table-cell table:formula="of:=[.B317]-[.B3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295" calcext:value-type="float">
            <text:p>1465123965295</text:p>
          </table:table-cell>
          <table:table-cell table:formula="of:=[.B318]-[.B31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396" calcext:value-type="float">
            <text:p>1465123965396</text:p>
          </table:table-cell>
          <table:table-cell table:formula="of:=[.B319]-[.B31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497" calcext:value-type="float">
            <text:p>1465123965497</text:p>
          </table:table-cell>
          <table:table-cell table:formula="of:=[.B320]-[.B3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598" calcext:value-type="float">
            <text:p>1465123965598</text:p>
          </table:table-cell>
          <table:table-cell table:formula="of:=[.B321]-[.B3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698" calcext:value-type="float">
            <text:p>1465123965698</text:p>
          </table:table-cell>
          <table:table-cell table:formula="of:=[.B322]-[.B32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799" calcext:value-type="float">
            <text:p>1465123965799</text:p>
          </table:table-cell>
          <table:table-cell table:formula="of:=[.B323]-[.B32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5900" calcext:value-type="float">
            <text:p>1465123965900</text:p>
          </table:table-cell>
          <table:table-cell table:formula="of:=[.B324]-[.B3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001" calcext:value-type="float">
            <text:p>1465123966001</text:p>
          </table:table-cell>
          <table:table-cell table:formula="of:=[.B325]-[.B32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102" calcext:value-type="float">
            <text:p>1465123966102</text:p>
          </table:table-cell>
          <table:table-cell table:formula="of:=[.B326]-[.B3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203" calcext:value-type="float">
            <text:p>1465123966203</text:p>
          </table:table-cell>
          <table:table-cell table:formula="of:=[.B327]-[.B3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304" calcext:value-type="float">
            <text:p>1465123966304</text:p>
          </table:table-cell>
          <table:table-cell table:formula="of:=[.B328]-[.B3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405" calcext:value-type="float">
            <text:p>1465123966405</text:p>
          </table:table-cell>
          <table:table-cell table:formula="of:=[.B329]-[.B32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506" calcext:value-type="float">
            <text:p>1465123966506</text:p>
          </table:table-cell>
          <table:table-cell table:formula="of:=[.B330]-[.B3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607" calcext:value-type="float">
            <text:p>1465123966607</text:p>
          </table:table-cell>
          <table:table-cell table:formula="of:=[.B331]-[.B33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707" calcext:value-type="float">
            <text:p>1465123966707</text:p>
          </table:table-cell>
          <table:table-cell table:formula="of:=[.B332]-[.B3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808" calcext:value-type="float">
            <text:p>1465123966808</text:p>
          </table:table-cell>
          <table:table-cell table:formula="of:=[.B333]-[.B3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6909" calcext:value-type="float">
            <text:p>1465123966909</text:p>
          </table:table-cell>
          <table:table-cell table:formula="of:=[.B334]-[.B3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010" calcext:value-type="float">
            <text:p>1465123967010</text:p>
          </table:table-cell>
          <table:table-cell table:formula="of:=[.B335]-[.B33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111" calcext:value-type="float">
            <text:p>1465123967111</text:p>
          </table:table-cell>
          <table:table-cell table:formula="of:=[.B336]-[.B33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212" calcext:value-type="float">
            <text:p>1465123967212</text:p>
          </table:table-cell>
          <table:table-cell table:formula="of:=[.B337]-[.B33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313" calcext:value-type="float">
            <text:p>1465123967313</text:p>
          </table:table-cell>
          <table:table-cell table:formula="of:=[.B338]-[.B33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413" calcext:value-type="float">
            <text:p>1465123967413</text:p>
          </table:table-cell>
          <table:table-cell table:formula="of:=[.B339]-[.B3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514" calcext:value-type="float">
            <text:p>1465123967514</text:p>
          </table:table-cell>
          <table:table-cell table:formula="of:=[.B340]-[.B3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615" calcext:value-type="float">
            <text:p>1465123967615</text:p>
          </table:table-cell>
          <table:table-cell table:formula="of:=[.B341]-[.B34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716" calcext:value-type="float">
            <text:p>1465123967716</text:p>
          </table:table-cell>
          <table:table-cell table:formula="of:=[.B342]-[.B3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817" calcext:value-type="float">
            <text:p>1465123967817</text:p>
          </table:table-cell>
          <table:table-cell table:formula="of:=[.B343]-[.B34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7918" calcext:value-type="float">
            <text:p>1465123967918</text:p>
          </table:table-cell>
          <table:table-cell table:formula="of:=[.B344]-[.B3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019" calcext:value-type="float">
            <text:p>1465123968019</text:p>
          </table:table-cell>
          <table:table-cell table:formula="of:=[.B345]-[.B3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120" calcext:value-type="float">
            <text:p>1465123968120</text:p>
          </table:table-cell>
          <table:table-cell table:formula="of:=[.B346]-[.B3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220" calcext:value-type="float">
            <text:p>1465123968220</text:p>
          </table:table-cell>
          <table:table-cell table:formula="of:=[.B347]-[.B34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321" calcext:value-type="float">
            <text:p>1465123968321</text:p>
          </table:table-cell>
          <table:table-cell table:formula="of:=[.B348]-[.B34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422" calcext:value-type="float">
            <text:p>1465123968422</text:p>
          </table:table-cell>
          <table:table-cell table:formula="of:=[.B349]-[.B34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522" calcext:value-type="float">
            <text:p>1465123968522</text:p>
          </table:table-cell>
          <table:table-cell table:formula="of:=[.B350]-[.B34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623" calcext:value-type="float">
            <text:p>1465123968623</text:p>
          </table:table-cell>
          <table:table-cell table:formula="of:=[.B351]-[.B35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724" calcext:value-type="float">
            <text:p>1465123968724</text:p>
          </table:table-cell>
          <table:table-cell table:formula="of:=[.B352]-[.B35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68354" calcext:value-type="float">
            <text:p>1465123968354</text:p>
          </table:table-cell>
          <table:table-cell office:value-type="float" office:value="1465123968825" calcext:value-type="float">
            <text:p>1465123968825</text:p>
          </table:table-cell>
          <table:table-cell table:formula="of:=[.B353]-[.B3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8925" calcext:value-type="float">
            <text:p>1465123968925</text:p>
          </table:table-cell>
          <table:table-cell table:formula="of:=[.B354]-[.B3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026" calcext:value-type="float">
            <text:p>1465123969026</text:p>
          </table:table-cell>
          <table:table-cell table:formula="of:=[.B355]-[.B3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127" calcext:value-type="float">
            <text:p>1465123969127</text:p>
          </table:table-cell>
          <table:table-cell table:formula="of:=[.B356]-[.B3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228" calcext:value-type="float">
            <text:p>1465123969228</text:p>
          </table:table-cell>
          <table:table-cell table:formula="of:=[.B357]-[.B35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328" calcext:value-type="float">
            <text:p>1465123969328</text:p>
          </table:table-cell>
          <table:table-cell table:formula="of:=[.B358]-[.B35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429" calcext:value-type="float">
            <text:p>1465123969429</text:p>
          </table:table-cell>
          <table:table-cell table:formula="of:=[.B359]-[.B35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530" calcext:value-type="float">
            <text:p>1465123969530</text:p>
          </table:table-cell>
          <table:table-cell table:formula="of:=[.B360]-[.B35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630" calcext:value-type="float">
            <text:p>1465123969630</text:p>
          </table:table-cell>
          <table:table-cell table:formula="of:=[.B361]-[.B36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731" calcext:value-type="float">
            <text:p>1465123969731</text:p>
          </table:table-cell>
          <table:table-cell table:formula="of:=[.B362]-[.B36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832" calcext:value-type="float">
            <text:p>1465123969832</text:p>
          </table:table-cell>
          <table:table-cell table:formula="of:=[.B363]-[.B3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69932" calcext:value-type="float">
            <text:p>1465123969932</text:p>
          </table:table-cell>
          <table:table-cell table:formula="of:=[.B364]-[.B36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033" calcext:value-type="float">
            <text:p>1465123970033</text:p>
          </table:table-cell>
          <table:table-cell table:formula="of:=[.B365]-[.B36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134" calcext:value-type="float">
            <text:p>1465123970134</text:p>
          </table:table-cell>
          <table:table-cell table:formula="of:=[.B366]-[.B3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234" calcext:value-type="float">
            <text:p>1465123970234</text:p>
          </table:table-cell>
          <table:table-cell table:formula="of:=[.B367]-[.B36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335" calcext:value-type="float">
            <text:p>1465123970335</text:p>
          </table:table-cell>
          <table:table-cell table:formula="of:=[.B368]-[.B36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436" calcext:value-type="float">
            <text:p>1465123970436</text:p>
          </table:table-cell>
          <table:table-cell table:formula="of:=[.B369]-[.B36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536" calcext:value-type="float">
            <text:p>1465123970536</text:p>
          </table:table-cell>
          <table:table-cell table:formula="of:=[.B370]-[.B36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637" calcext:value-type="float">
            <text:p>1465123970637</text:p>
          </table:table-cell>
          <table:table-cell table:formula="of:=[.B371]-[.B37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738" calcext:value-type="float">
            <text:p>1465123970738</text:p>
          </table:table-cell>
          <table:table-cell table:formula="of:=[.B372]-[.B3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839" calcext:value-type="float">
            <text:p>1465123970839</text:p>
          </table:table-cell>
          <table:table-cell table:formula="of:=[.B373]-[.B37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0939" calcext:value-type="float">
            <text:p>1465123970939</text:p>
          </table:table-cell>
          <table:table-cell table:formula="of:=[.B374]-[.B3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040" calcext:value-type="float">
            <text:p>1465123971040</text:p>
          </table:table-cell>
          <table:table-cell table:formula="of:=[.B375]-[.B37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140" calcext:value-type="float">
            <text:p>1465123971140</text:p>
          </table:table-cell>
          <table:table-cell table:formula="of:=[.B376]-[.B37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241" calcext:value-type="float">
            <text:p>1465123971241</text:p>
          </table:table-cell>
          <table:table-cell table:formula="of:=[.B377]-[.B37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342" calcext:value-type="float">
            <text:p>1465123971342</text:p>
          </table:table-cell>
          <table:table-cell table:formula="of:=[.B378]-[.B3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442" calcext:value-type="float">
            <text:p>1465123971442</text:p>
          </table:table-cell>
          <table:table-cell table:formula="of:=[.B379]-[.B3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543" calcext:value-type="float">
            <text:p>1465123971543</text:p>
          </table:table-cell>
          <table:table-cell table:formula="of:=[.B380]-[.B37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644" calcext:value-type="float">
            <text:p>1465123971644</text:p>
          </table:table-cell>
          <table:table-cell table:formula="of:=[.B381]-[.B38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744" calcext:value-type="float">
            <text:p>1465123971744</text:p>
          </table:table-cell>
          <table:table-cell table:formula="of:=[.B382]-[.B3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845" calcext:value-type="float">
            <text:p>1465123971845</text:p>
          </table:table-cell>
          <table:table-cell table:formula="of:=[.B383]-[.B3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1945" calcext:value-type="float">
            <text:p>1465123971945</text:p>
          </table:table-cell>
          <table:table-cell table:formula="of:=[.B384]-[.B3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046" calcext:value-type="float">
            <text:p>1465123972046</text:p>
          </table:table-cell>
          <table:table-cell table:formula="of:=[.B385]-[.B3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147" calcext:value-type="float">
            <text:p>1465123972147</text:p>
          </table:table-cell>
          <table:table-cell table:formula="of:=[.B386]-[.B38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247" calcext:value-type="float">
            <text:p>1465123972247</text:p>
          </table:table-cell>
          <table:table-cell table:formula="of:=[.B387]-[.B3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348" calcext:value-type="float">
            <text:p>1465123972348</text:p>
          </table:table-cell>
          <table:table-cell table:formula="of:=[.B388]-[.B3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449" calcext:value-type="float">
            <text:p>1465123972449</text:p>
          </table:table-cell>
          <table:table-cell table:formula="of:=[.B389]-[.B3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549" calcext:value-type="float">
            <text:p>1465123972549</text:p>
          </table:table-cell>
          <table:table-cell table:formula="of:=[.B390]-[.B3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650" calcext:value-type="float">
            <text:p>1465123972650</text:p>
          </table:table-cell>
          <table:table-cell table:formula="of:=[.B391]-[.B39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72281" calcext:value-type="float">
            <text:p>1465123972281</text:p>
          </table:table-cell>
          <table:table-cell office:value-type="float" office:value="1465123972750" calcext:value-type="float">
            <text:p>1465123972750</text:p>
          </table:table-cell>
          <table:table-cell table:formula="of:=[.B392]-[.B3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851" calcext:value-type="float">
            <text:p>1465123972851</text:p>
          </table:table-cell>
          <table:table-cell table:formula="of:=[.B393]-[.B39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2952" calcext:value-type="float">
            <text:p>1465123972952</text:p>
          </table:table-cell>
          <table:table-cell table:formula="of:=[.B394]-[.B39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052" calcext:value-type="float">
            <text:p>1465123973052</text:p>
          </table:table-cell>
          <table:table-cell table:formula="of:=[.B395]-[.B39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152" calcext:value-type="float">
            <text:p>1465123973152</text:p>
          </table:table-cell>
          <table:table-cell table:formula="of:=[.B396]-[.B3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253" calcext:value-type="float">
            <text:p>1465123973253</text:p>
          </table:table-cell>
          <table:table-cell table:formula="of:=[.B397]-[.B3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354" calcext:value-type="float">
            <text:p>1465123973354</text:p>
          </table:table-cell>
          <table:table-cell table:formula="of:=[.B398]-[.B39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454" calcext:value-type="float">
            <text:p>1465123973454</text:p>
          </table:table-cell>
          <table:table-cell table:formula="of:=[.B399]-[.B3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555" calcext:value-type="float">
            <text:p>1465123973555</text:p>
          </table:table-cell>
          <table:table-cell table:formula="of:=[.B400]-[.B39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655" calcext:value-type="float">
            <text:p>1465123973655</text:p>
          </table:table-cell>
          <table:table-cell table:formula="of:=[.B401]-[.B40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756" calcext:value-type="float">
            <text:p>1465123973756</text:p>
          </table:table-cell>
          <table:table-cell table:formula="of:=[.B402]-[.B40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857" calcext:value-type="float">
            <text:p>1465123973857</text:p>
          </table:table-cell>
          <table:table-cell table:formula="of:=[.B403]-[.B4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3957" calcext:value-type="float">
            <text:p>1465123973957</text:p>
          </table:table-cell>
          <table:table-cell table:formula="of:=[.B404]-[.B40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058" calcext:value-type="float">
            <text:p>1465123974058</text:p>
          </table:table-cell>
          <table:table-cell table:formula="of:=[.B405]-[.B40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158" calcext:value-type="float">
            <text:p>1465123974158</text:p>
          </table:table-cell>
          <table:table-cell table:formula="of:=[.B406]-[.B40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269" calcext:value-type="float">
            <text:p>1465123974269</text:p>
          </table:table-cell>
          <table:table-cell table:formula="of:=[.B407]-[.B406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371" calcext:value-type="float">
            <text:p>1465123974371</text:p>
          </table:table-cell>
          <table:table-cell table:formula="of:=[.B408]-[.B4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471" calcext:value-type="float">
            <text:p>1465123974471</text:p>
          </table:table-cell>
          <table:table-cell table:formula="of:=[.B409]-[.B40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572" calcext:value-type="float">
            <text:p>1465123974572</text:p>
          </table:table-cell>
          <table:table-cell table:formula="of:=[.B410]-[.B4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673" calcext:value-type="float">
            <text:p>1465123974673</text:p>
          </table:table-cell>
          <table:table-cell table:formula="of:=[.B411]-[.B4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773" calcext:value-type="float">
            <text:p>1465123974773</text:p>
          </table:table-cell>
          <table:table-cell table:formula="of:=[.B412]-[.B41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874" calcext:value-type="float">
            <text:p>1465123974874</text:p>
          </table:table-cell>
          <table:table-cell table:formula="of:=[.B413]-[.B41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4975" calcext:value-type="float">
            <text:p>1465123974975</text:p>
          </table:table-cell>
          <table:table-cell table:formula="of:=[.B414]-[.B41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076" calcext:value-type="float">
            <text:p>1465123975076</text:p>
          </table:table-cell>
          <table:table-cell table:formula="of:=[.B415]-[.B4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177" calcext:value-type="float">
            <text:p>1465123975177</text:p>
          </table:table-cell>
          <table:table-cell table:formula="of:=[.B416]-[.B41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278" calcext:value-type="float">
            <text:p>1465123975278</text:p>
          </table:table-cell>
          <table:table-cell table:formula="of:=[.B417]-[.B4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379" calcext:value-type="float">
            <text:p>1465123975379</text:p>
          </table:table-cell>
          <table:table-cell table:formula="of:=[.B418]-[.B41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479" calcext:value-type="float">
            <text:p>1465123975479</text:p>
          </table:table-cell>
          <table:table-cell table:formula="of:=[.B419]-[.B41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580" calcext:value-type="float">
            <text:p>1465123975580</text:p>
          </table:table-cell>
          <table:table-cell table:formula="of:=[.B420]-[.B4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681" calcext:value-type="float">
            <text:p>1465123975681</text:p>
          </table:table-cell>
          <table:table-cell table:formula="of:=[.B421]-[.B4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782" calcext:value-type="float">
            <text:p>1465123975782</text:p>
          </table:table-cell>
          <table:table-cell table:formula="of:=[.B422]-[.B42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882" calcext:value-type="float">
            <text:p>1465123975882</text:p>
          </table:table-cell>
          <table:table-cell table:formula="of:=[.B423]-[.B42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5983" calcext:value-type="float">
            <text:p>1465123975983</text:p>
          </table:table-cell>
          <table:table-cell table:formula="of:=[.B424]-[.B4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084" calcext:value-type="float">
            <text:p>1465123976084</text:p>
          </table:table-cell>
          <table:table-cell table:formula="of:=[.B425]-[.B42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184" calcext:value-type="float">
            <text:p>1465123976184</text:p>
          </table:table-cell>
          <table:table-cell table:formula="of:=[.B426]-[.B42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285" calcext:value-type="float">
            <text:p>1465123976285</text:p>
          </table:table-cell>
          <table:table-cell table:formula="of:=[.B427]-[.B4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386" calcext:value-type="float">
            <text:p>1465123976386</text:p>
          </table:table-cell>
          <table:table-cell table:formula="of:=[.B428]-[.B4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487" calcext:value-type="float">
            <text:p>1465123976487</text:p>
          </table:table-cell>
          <table:table-cell table:formula="of:=[.B429]-[.B42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588" calcext:value-type="float">
            <text:p>1465123976588</text:p>
          </table:table-cell>
          <table:table-cell table:formula="of:=[.B430]-[.B4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688" calcext:value-type="float">
            <text:p>1465123976688</text:p>
          </table:table-cell>
          <table:table-cell table:formula="of:=[.B431]-[.B4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790" calcext:value-type="float">
            <text:p>1465123976790</text:p>
          </table:table-cell>
          <table:table-cell table:formula="of:=[.B432]-[.B43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891" calcext:value-type="float">
            <text:p>1465123976891</text:p>
          </table:table-cell>
          <table:table-cell table:formula="of:=[.B433]-[.B4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6991" calcext:value-type="float">
            <text:p>1465123976991</text:p>
          </table:table-cell>
          <table:table-cell table:formula="of:=[.B434]-[.B43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092" calcext:value-type="float">
            <text:p>1465123977092</text:p>
          </table:table-cell>
          <table:table-cell table:formula="of:=[.B435]-[.B43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193" calcext:value-type="float">
            <text:p>1465123977193</text:p>
          </table:table-cell>
          <table:table-cell table:formula="of:=[.B436]-[.B43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294" calcext:value-type="float">
            <text:p>1465123977294</text:p>
          </table:table-cell>
          <table:table-cell table:formula="of:=[.B437]-[.B43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394" calcext:value-type="float">
            <text:p>1465123977394</text:p>
          </table:table-cell>
          <table:table-cell table:formula="of:=[.B438]-[.B43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495" calcext:value-type="float">
            <text:p>1465123977495</text:p>
          </table:table-cell>
          <table:table-cell table:formula="of:=[.B439]-[.B43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77126" calcext:value-type="float">
            <text:p>1465123977126</text:p>
          </table:table-cell>
          <table:table-cell office:value-type="float" office:value="1465123977596" calcext:value-type="float">
            <text:p>1465123977596</text:p>
          </table:table-cell>
          <table:table-cell table:formula="of:=[.B440]-[.B4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697" calcext:value-type="float">
            <text:p>1465123977697</text:p>
          </table:table-cell>
          <table:table-cell table:formula="of:=[.B441]-[.B44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798" calcext:value-type="float">
            <text:p>1465123977798</text:p>
          </table:table-cell>
          <table:table-cell table:formula="of:=[.B442]-[.B4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899" calcext:value-type="float">
            <text:p>1465123977899</text:p>
          </table:table-cell>
          <table:table-cell table:formula="of:=[.B443]-[.B44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7999" calcext:value-type="float">
            <text:p>1465123977999</text:p>
          </table:table-cell>
          <table:table-cell table:formula="of:=[.B444]-[.B44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100" calcext:value-type="float">
            <text:p>1465123978100</text:p>
          </table:table-cell>
          <table:table-cell table:formula="of:=[.B445]-[.B4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201" calcext:value-type="float">
            <text:p>1465123978201</text:p>
          </table:table-cell>
          <table:table-cell table:formula="of:=[.B446]-[.B4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302" calcext:value-type="float">
            <text:p>1465123978302</text:p>
          </table:table-cell>
          <table:table-cell table:formula="of:=[.B447]-[.B44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403" calcext:value-type="float">
            <text:p>1465123978403</text:p>
          </table:table-cell>
          <table:table-cell table:formula="of:=[.B448]-[.B44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503" calcext:value-type="float">
            <text:p>1465123978503</text:p>
          </table:table-cell>
          <table:table-cell table:formula="of:=[.B449]-[.B44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604" calcext:value-type="float">
            <text:p>1465123978604</text:p>
          </table:table-cell>
          <table:table-cell table:formula="of:=[.B450]-[.B44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705" calcext:value-type="float">
            <text:p>1465123978705</text:p>
          </table:table-cell>
          <table:table-cell table:formula="of:=[.B451]-[.B45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805" calcext:value-type="float">
            <text:p>1465123978805</text:p>
          </table:table-cell>
          <table:table-cell table:formula="of:=[.B452]-[.B4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8906" calcext:value-type="float">
            <text:p>1465123978906</text:p>
          </table:table-cell>
          <table:table-cell table:formula="of:=[.B453]-[.B4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007" calcext:value-type="float">
            <text:p>1465123979007</text:p>
          </table:table-cell>
          <table:table-cell table:formula="of:=[.B454]-[.B45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108" calcext:value-type="float">
            <text:p>1465123979108</text:p>
          </table:table-cell>
          <table:table-cell table:formula="of:=[.B455]-[.B4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209" calcext:value-type="float">
            <text:p>1465123979209</text:p>
          </table:table-cell>
          <table:table-cell table:formula="of:=[.B456]-[.B4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310" calcext:value-type="float">
            <text:p>1465123979310</text:p>
          </table:table-cell>
          <table:table-cell table:formula="of:=[.B457]-[.B45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411" calcext:value-type="float">
            <text:p>1465123979411</text:p>
          </table:table-cell>
          <table:table-cell table:formula="of:=[.B458]-[.B45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511" calcext:value-type="float">
            <text:p>1465123979511</text:p>
          </table:table-cell>
          <table:table-cell table:formula="of:=[.B459]-[.B45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612" calcext:value-type="float">
            <text:p>1465123979612</text:p>
          </table:table-cell>
          <table:table-cell table:formula="of:=[.B460]-[.B45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713" calcext:value-type="float">
            <text:p>1465123979713</text:p>
          </table:table-cell>
          <table:table-cell table:formula="of:=[.B461]-[.B4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814" calcext:value-type="float">
            <text:p>1465123979814</text:p>
          </table:table-cell>
          <table:table-cell table:formula="of:=[.B462]-[.B46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79915" calcext:value-type="float">
            <text:p>1465123979915</text:p>
          </table:table-cell>
          <table:table-cell table:formula="of:=[.B463]-[.B4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015" calcext:value-type="float">
            <text:p>1465123980015</text:p>
          </table:table-cell>
          <table:table-cell table:formula="of:=[.B464]-[.B46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116" calcext:value-type="float">
            <text:p>1465123980116</text:p>
          </table:table-cell>
          <table:table-cell table:formula="of:=[.B465]-[.B46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217" calcext:value-type="float">
            <text:p>1465123980217</text:p>
          </table:table-cell>
          <table:table-cell table:formula="of:=[.B466]-[.B4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318" calcext:value-type="float">
            <text:p>1465123980318</text:p>
          </table:table-cell>
          <table:table-cell table:formula="of:=[.B467]-[.B46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419" calcext:value-type="float">
            <text:p>1465123980419</text:p>
          </table:table-cell>
          <table:table-cell table:formula="of:=[.B468]-[.B46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519" calcext:value-type="float">
            <text:p>1465123980519</text:p>
          </table:table-cell>
          <table:table-cell table:formula="of:=[.B469]-[.B46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620" calcext:value-type="float">
            <text:p>1465123980620</text:p>
          </table:table-cell>
          <table:table-cell table:formula="of:=[.B470]-[.B46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721" calcext:value-type="float">
            <text:p>1465123980721</text:p>
          </table:table-cell>
          <table:table-cell table:formula="of:=[.B471]-[.B47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822" calcext:value-type="float">
            <text:p>1465123980822</text:p>
          </table:table-cell>
          <table:table-cell table:formula="of:=[.B472]-[.B4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0923" calcext:value-type="float">
            <text:p>1465123980923</text:p>
          </table:table-cell>
          <table:table-cell table:formula="of:=[.B473]-[.B47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023" calcext:value-type="float">
            <text:p>1465123981023</text:p>
          </table:table-cell>
          <table:table-cell table:formula="of:=[.B474]-[.B4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124" calcext:value-type="float">
            <text:p>1465123981124</text:p>
          </table:table-cell>
          <table:table-cell table:formula="of:=[.B475]-[.B47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225" calcext:value-type="float">
            <text:p>1465123981225</text:p>
          </table:table-cell>
          <table:table-cell table:formula="of:=[.B476]-[.B47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326" calcext:value-type="float">
            <text:p>1465123981326</text:p>
          </table:table-cell>
          <table:table-cell table:formula="of:=[.B477]-[.B47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427" calcext:value-type="float">
            <text:p>1465123981427</text:p>
          </table:table-cell>
          <table:table-cell table:formula="of:=[.B478]-[.B4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528" calcext:value-type="float">
            <text:p>1465123981528</text:p>
          </table:table-cell>
          <table:table-cell table:formula="of:=[.B479]-[.B47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629" calcext:value-type="float">
            <text:p>1465123981629</text:p>
          </table:table-cell>
          <table:table-cell table:formula="of:=[.B480]-[.B47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729" calcext:value-type="float">
            <text:p>1465123981729</text:p>
          </table:table-cell>
          <table:table-cell table:formula="of:=[.B481]-[.B4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1831" calcext:value-type="float">
            <text:p>1465123981831</text:p>
          </table:table-cell>
          <table:table-cell table:formula="of:=[.B482]-[.B48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65123981461" calcext:value-type="float">
            <text:p>1465123981461</text:p>
          </table:table-cell>
          <table:table-cell office:value-type="float" office:value="1465123981932" calcext:value-type="float">
            <text:p>1465123981932</text:p>
          </table:table-cell>
          <table:table-cell table:formula="of:=[.B483]-[.B4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032" calcext:value-type="float">
            <text:p>1465123982032</text:p>
          </table:table-cell>
          <table:table-cell table:formula="of:=[.B484]-[.B4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133" calcext:value-type="float">
            <text:p>1465123982133</text:p>
          </table:table-cell>
          <table:table-cell table:formula="of:=[.B485]-[.B4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234" calcext:value-type="float">
            <text:p>1465123982234</text:p>
          </table:table-cell>
          <table:table-cell table:formula="of:=[.B486]-[.B48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334" calcext:value-type="float">
            <text:p>1465123982334</text:p>
          </table:table-cell>
          <table:table-cell table:formula="of:=[.B487]-[.B4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435" calcext:value-type="float">
            <text:p>1465123982435</text:p>
          </table:table-cell>
          <table:table-cell table:formula="of:=[.B488]-[.B4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536" calcext:value-type="float">
            <text:p>1465123982536</text:p>
          </table:table-cell>
          <table:table-cell table:formula="of:=[.B489]-[.B4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636" calcext:value-type="float">
            <text:p>1465123982636</text:p>
          </table:table-cell>
          <table:table-cell table:formula="of:=[.B490]-[.B4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738" calcext:value-type="float">
            <text:p>1465123982738</text:p>
          </table:table-cell>
          <table:table-cell table:formula="of:=[.B491]-[.B49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838" calcext:value-type="float">
            <text:p>1465123982838</text:p>
          </table:table-cell>
          <table:table-cell table:formula="of:=[.B492]-[.B4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2939" calcext:value-type="float">
            <text:p>1465123982939</text:p>
          </table:table-cell>
          <table:table-cell table:formula="of:=[.B493]-[.B49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039" calcext:value-type="float">
            <text:p>1465123983039</text:p>
          </table:table-cell>
          <table:table-cell table:formula="of:=[.B494]-[.B49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140" calcext:value-type="float">
            <text:p>1465123983140</text:p>
          </table:table-cell>
          <table:table-cell table:formula="of:=[.B495]-[.B4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241" calcext:value-type="float">
            <text:p>1465123983241</text:p>
          </table:table-cell>
          <table:table-cell table:formula="of:=[.B496]-[.B49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341" calcext:value-type="float">
            <text:p>1465123983341</text:p>
          </table:table-cell>
          <table:table-cell table:formula="of:=[.B497]-[.B49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442" calcext:value-type="float">
            <text:p>1465123983442</text:p>
          </table:table-cell>
          <table:table-cell table:formula="of:=[.B498]-[.B49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542" calcext:value-type="float">
            <text:p>1465123983542</text:p>
          </table:table-cell>
          <table:table-cell table:formula="of:=[.B499]-[.B4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643" calcext:value-type="float">
            <text:p>1465123983643</text:p>
          </table:table-cell>
          <table:table-cell table:formula="of:=[.B500]-[.B49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743" calcext:value-type="float">
            <text:p>1465123983743</text:p>
          </table:table-cell>
          <table:table-cell table:formula="of:=[.B501]-[.B50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844" calcext:value-type="float">
            <text:p>1465123983844</text:p>
          </table:table-cell>
          <table:table-cell table:formula="of:=[.B502]-[.B50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3944" calcext:value-type="float">
            <text:p>1465123983944</text:p>
          </table:table-cell>
          <table:table-cell table:formula="of:=[.B503]-[.B50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045" calcext:value-type="float">
            <text:p>1465123984045</text:p>
          </table:table-cell>
          <table:table-cell table:formula="of:=[.B504]-[.B50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145" calcext:value-type="float">
            <text:p>1465123984145</text:p>
          </table:table-cell>
          <table:table-cell table:formula="of:=[.B505]-[.B50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246" calcext:value-type="float">
            <text:p>1465123984246</text:p>
          </table:table-cell>
          <table:table-cell table:formula="of:=[.B506]-[.B50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347" calcext:value-type="float">
            <text:p>1465123984347</text:p>
          </table:table-cell>
          <table:table-cell table:formula="of:=[.B507]-[.B5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448" calcext:value-type="float">
            <text:p>1465123984448</text:p>
          </table:table-cell>
          <table:table-cell table:formula="of:=[.B508]-[.B50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548" calcext:value-type="float">
            <text:p>1465123984548</text:p>
          </table:table-cell>
          <table:table-cell table:formula="of:=[.B509]-[.B50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649" calcext:value-type="float">
            <text:p>1465123984649</text:p>
          </table:table-cell>
          <table:table-cell table:formula="of:=[.B510]-[.B5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750" calcext:value-type="float">
            <text:p>1465123984750</text:p>
          </table:table-cell>
          <table:table-cell table:formula="of:=[.B511]-[.B5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851" calcext:value-type="float">
            <text:p>1465123984851</text:p>
          </table:table-cell>
          <table:table-cell table:formula="of:=[.B512]-[.B5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4951" calcext:value-type="float">
            <text:p>1465123984951</text:p>
          </table:table-cell>
          <table:table-cell table:formula="of:=[.B513]-[.B5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052" calcext:value-type="float">
            <text:p>1465123985052</text:p>
          </table:table-cell>
          <table:table-cell table:formula="of:=[.B514]-[.B51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153" calcext:value-type="float">
            <text:p>1465123985153</text:p>
          </table:table-cell>
          <table:table-cell table:formula="of:=[.B515]-[.B5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253" calcext:value-type="float">
            <text:p>1465123985253</text:p>
          </table:table-cell>
          <table:table-cell table:formula="of:=[.B516]-[.B5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354" calcext:value-type="float">
            <text:p>1465123985354</text:p>
          </table:table-cell>
          <table:table-cell table:formula="of:=[.B517]-[.B5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454" calcext:value-type="float">
            <text:p>1465123985454</text:p>
          </table:table-cell>
          <table:table-cell table:formula="of:=[.B518]-[.B51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555" calcext:value-type="float">
            <text:p>1465123985555</text:p>
          </table:table-cell>
          <table:table-cell table:formula="of:=[.B519]-[.B51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656" calcext:value-type="float">
            <text:p>1465123985656</text:p>
          </table:table-cell>
          <table:table-cell table:formula="of:=[.B520]-[.B5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85286" calcext:value-type="float">
            <text:p>1465123985286</text:p>
          </table:table-cell>
          <table:table-cell office:value-type="float" office:value="1465123985757" calcext:value-type="float">
            <text:p>1465123985757</text:p>
          </table:table-cell>
          <table:table-cell table:formula="of:=[.B521]-[.B5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858" calcext:value-type="float">
            <text:p>1465123985858</text:p>
          </table:table-cell>
          <table:table-cell table:formula="of:=[.B522]-[.B52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5958" calcext:value-type="float">
            <text:p>1465123985958</text:p>
          </table:table-cell>
          <table:table-cell table:formula="of:=[.B523]-[.B52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059" calcext:value-type="float">
            <text:p>1465123986059</text:p>
          </table:table-cell>
          <table:table-cell table:formula="of:=[.B524]-[.B5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159" calcext:value-type="float">
            <text:p>1465123986159</text:p>
          </table:table-cell>
          <table:table-cell table:formula="of:=[.B525]-[.B5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260" calcext:value-type="float">
            <text:p>1465123986260</text:p>
          </table:table-cell>
          <table:table-cell table:formula="of:=[.B526]-[.B5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361" calcext:value-type="float">
            <text:p>1465123986361</text:p>
          </table:table-cell>
          <table:table-cell table:formula="of:=[.B527]-[.B5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462" calcext:value-type="float">
            <text:p>1465123986462</text:p>
          </table:table-cell>
          <table:table-cell table:formula="of:=[.B528]-[.B5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562" calcext:value-type="float">
            <text:p>1465123986562</text:p>
          </table:table-cell>
          <table:table-cell table:formula="of:=[.B529]-[.B52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664" calcext:value-type="float">
            <text:p>1465123986664</text:p>
          </table:table-cell>
          <table:table-cell table:formula="of:=[.B530]-[.B5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764" calcext:value-type="float">
            <text:p>1465123986764</text:p>
          </table:table-cell>
          <table:table-cell table:formula="of:=[.B531]-[.B5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865" calcext:value-type="float">
            <text:p>1465123986865</text:p>
          </table:table-cell>
          <table:table-cell table:formula="of:=[.B532]-[.B53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6965" calcext:value-type="float">
            <text:p>1465123986965</text:p>
          </table:table-cell>
          <table:table-cell table:formula="of:=[.B533]-[.B53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066" calcext:value-type="float">
            <text:p>1465123987066</text:p>
          </table:table-cell>
          <table:table-cell table:formula="of:=[.B534]-[.B5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166" calcext:value-type="float">
            <text:p>1465123987166</text:p>
          </table:table-cell>
          <table:table-cell table:formula="of:=[.B535]-[.B53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268" calcext:value-type="float">
            <text:p>1465123987268</text:p>
          </table:table-cell>
          <table:table-cell table:formula="of:=[.B536]-[.B53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368" calcext:value-type="float">
            <text:p>1465123987368</text:p>
          </table:table-cell>
          <table:table-cell table:formula="of:=[.B537]-[.B53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469" calcext:value-type="float">
            <text:p>1465123987469</text:p>
          </table:table-cell>
          <table:table-cell table:formula="of:=[.B538]-[.B53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569" calcext:value-type="float">
            <text:p>1465123987569</text:p>
          </table:table-cell>
          <table:table-cell table:formula="of:=[.B539]-[.B5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670" calcext:value-type="float">
            <text:p>1465123987670</text:p>
          </table:table-cell>
          <table:table-cell table:formula="of:=[.B540]-[.B5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770" calcext:value-type="float">
            <text:p>1465123987770</text:p>
          </table:table-cell>
          <table:table-cell table:formula="of:=[.B541]-[.B54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871" calcext:value-type="float">
            <text:p>1465123987871</text:p>
          </table:table-cell>
          <table:table-cell table:formula="of:=[.B542]-[.B5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7971" calcext:value-type="float">
            <text:p>1465123987971</text:p>
          </table:table-cell>
          <table:table-cell table:formula="of:=[.B543]-[.B5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073" calcext:value-type="float">
            <text:p>1465123988073</text:p>
          </table:table-cell>
          <table:table-cell table:formula="of:=[.B544]-[.B5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173" calcext:value-type="float">
            <text:p>1465123988173</text:p>
          </table:table-cell>
          <table:table-cell table:formula="of:=[.B545]-[.B54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274" calcext:value-type="float">
            <text:p>1465123988274</text:p>
          </table:table-cell>
          <table:table-cell table:formula="of:=[.B546]-[.B5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374" calcext:value-type="float">
            <text:p>1465123988374</text:p>
          </table:table-cell>
          <table:table-cell table:formula="of:=[.B547]-[.B54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475" calcext:value-type="float">
            <text:p>1465123988475</text:p>
          </table:table-cell>
          <table:table-cell table:formula="of:=[.B548]-[.B54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575" calcext:value-type="float">
            <text:p>1465123988575</text:p>
          </table:table-cell>
          <table:table-cell table:formula="of:=[.B549]-[.B54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676" calcext:value-type="float">
            <text:p>1465123988676</text:p>
          </table:table-cell>
          <table:table-cell table:formula="of:=[.B550]-[.B54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776" calcext:value-type="float">
            <text:p>1465123988776</text:p>
          </table:table-cell>
          <table:table-cell table:formula="of:=[.B551]-[.B55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877" calcext:value-type="float">
            <text:p>1465123988877</text:p>
          </table:table-cell>
          <table:table-cell table:formula="of:=[.B552]-[.B55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8978" calcext:value-type="float">
            <text:p>1465123988978</text:p>
          </table:table-cell>
          <table:table-cell table:formula="of:=[.B553]-[.B5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078" calcext:value-type="float">
            <text:p>1465123989078</text:p>
          </table:table-cell>
          <table:table-cell table:formula="of:=[.B554]-[.B5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179" calcext:value-type="float">
            <text:p>1465123989179</text:p>
          </table:table-cell>
          <table:table-cell table:formula="of:=[.B555]-[.B5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280" calcext:value-type="float">
            <text:p>1465123989280</text:p>
          </table:table-cell>
          <table:table-cell table:formula="of:=[.B556]-[.B5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380" calcext:value-type="float">
            <text:p>1465123989380</text:p>
          </table:table-cell>
          <table:table-cell table:formula="of:=[.B557]-[.B55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481" calcext:value-type="float">
            <text:p>1465123989481</text:p>
          </table:table-cell>
          <table:table-cell table:formula="of:=[.B558]-[.B55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89111" calcext:value-type="float">
            <text:p>1465123989111</text:p>
          </table:table-cell>
          <table:table-cell office:value-type="float" office:value="1465123989582" calcext:value-type="float">
            <text:p>1465123989582</text:p>
          </table:table-cell>
          <table:table-cell table:formula="of:=[.B559]-[.B55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682" calcext:value-type="float">
            <text:p>1465123989682</text:p>
          </table:table-cell>
          <table:table-cell table:formula="of:=[.B560]-[.B55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783" calcext:value-type="float">
            <text:p>1465123989783</text:p>
          </table:table-cell>
          <table:table-cell table:formula="of:=[.B561]-[.B5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884" calcext:value-type="float">
            <text:p>1465123989884</text:p>
          </table:table-cell>
          <table:table-cell table:formula="of:=[.B562]-[.B56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89984" calcext:value-type="float">
            <text:p>1465123989984</text:p>
          </table:table-cell>
          <table:table-cell table:formula="of:=[.B563]-[.B56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085" calcext:value-type="float">
            <text:p>1465123990085</text:p>
          </table:table-cell>
          <table:table-cell table:formula="of:=[.B564]-[.B5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185" calcext:value-type="float">
            <text:p>1465123990185</text:p>
          </table:table-cell>
          <table:table-cell table:formula="of:=[.B565]-[.B56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286" calcext:value-type="float">
            <text:p>1465123990286</text:p>
          </table:table-cell>
          <table:table-cell table:formula="of:=[.B566]-[.B5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386" calcext:value-type="float">
            <text:p>1465123990386</text:p>
          </table:table-cell>
          <table:table-cell table:formula="of:=[.B567]-[.B56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487" calcext:value-type="float">
            <text:p>1465123990487</text:p>
          </table:table-cell>
          <table:table-cell table:formula="of:=[.B568]-[.B56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587" calcext:value-type="float">
            <text:p>1465123990587</text:p>
          </table:table-cell>
          <table:table-cell table:formula="of:=[.B569]-[.B56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688" calcext:value-type="float">
            <text:p>1465123990688</text:p>
          </table:table-cell>
          <table:table-cell table:formula="of:=[.B570]-[.B56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788" calcext:value-type="float">
            <text:p>1465123990788</text:p>
          </table:table-cell>
          <table:table-cell table:formula="of:=[.B571]-[.B57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889" calcext:value-type="float">
            <text:p>1465123990889</text:p>
          </table:table-cell>
          <table:table-cell table:formula="of:=[.B572]-[.B5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0989" calcext:value-type="float">
            <text:p>1465123990989</text:p>
          </table:table-cell>
          <table:table-cell table:formula="of:=[.B573]-[.B5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090" calcext:value-type="float">
            <text:p>1465123991090</text:p>
          </table:table-cell>
          <table:table-cell table:formula="of:=[.B574]-[.B57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190" calcext:value-type="float">
            <text:p>1465123991190</text:p>
          </table:table-cell>
          <table:table-cell table:formula="of:=[.B575]-[.B57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291" calcext:value-type="float">
            <text:p>1465123991291</text:p>
          </table:table-cell>
          <table:table-cell table:formula="of:=[.B576]-[.B57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391" calcext:value-type="float">
            <text:p>1465123991391</text:p>
          </table:table-cell>
          <table:table-cell table:formula="of:=[.B577]-[.B5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492" calcext:value-type="float">
            <text:p>1465123991492</text:p>
          </table:table-cell>
          <table:table-cell table:formula="of:=[.B578]-[.B5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593" calcext:value-type="float">
            <text:p>1465123991593</text:p>
          </table:table-cell>
          <table:table-cell table:formula="of:=[.B579]-[.B57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693" calcext:value-type="float">
            <text:p>1465123991693</text:p>
          </table:table-cell>
          <table:table-cell table:formula="of:=[.B580]-[.B57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794" calcext:value-type="float">
            <text:p>1465123991794</text:p>
          </table:table-cell>
          <table:table-cell table:formula="of:=[.B581]-[.B58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894" calcext:value-type="float">
            <text:p>1465123991894</text:p>
          </table:table-cell>
          <table:table-cell table:formula="of:=[.B582]-[.B5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1995" calcext:value-type="float">
            <text:p>1465123991995</text:p>
          </table:table-cell>
          <table:table-cell table:formula="of:=[.B583]-[.B5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095" calcext:value-type="float">
            <text:p>1465123992095</text:p>
          </table:table-cell>
          <table:table-cell table:formula="of:=[.B584]-[.B5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196" calcext:value-type="float">
            <text:p>1465123992196</text:p>
          </table:table-cell>
          <table:table-cell table:formula="of:=[.B585]-[.B5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297" calcext:value-type="float">
            <text:p>1465123992297</text:p>
          </table:table-cell>
          <table:table-cell table:formula="of:=[.B586]-[.B58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397" calcext:value-type="float">
            <text:p>1465123992397</text:p>
          </table:table-cell>
          <table:table-cell table:formula="of:=[.B587]-[.B5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498" calcext:value-type="float">
            <text:p>1465123992498</text:p>
          </table:table-cell>
          <table:table-cell table:formula="of:=[.B588]-[.B58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599" calcext:value-type="float">
            <text:p>1465123992599</text:p>
          </table:table-cell>
          <table:table-cell table:formula="of:=[.B589]-[.B5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700" calcext:value-type="float">
            <text:p>1465123992700</text:p>
          </table:table-cell>
          <table:table-cell table:formula="of:=[.B590]-[.B58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800" calcext:value-type="float">
            <text:p>1465123992800</text:p>
          </table:table-cell>
          <table:table-cell table:formula="of:=[.B591]-[.B59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2901" calcext:value-type="float">
            <text:p>1465123992901</text:p>
          </table:table-cell>
          <table:table-cell table:formula="of:=[.B592]-[.B59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001" calcext:value-type="float">
            <text:p>1465123993001</text:p>
          </table:table-cell>
          <table:table-cell table:formula="of:=[.B593]-[.B59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102" calcext:value-type="float">
            <text:p>1465123993102</text:p>
          </table:table-cell>
          <table:table-cell table:formula="of:=[.B594]-[.B59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92732" calcext:value-type="float">
            <text:p>1465123992732</text:p>
          </table:table-cell>
          <table:table-cell office:value-type="float" office:value="1465123993203" calcext:value-type="float">
            <text:p>1465123993203</text:p>
          </table:table-cell>
          <table:table-cell table:formula="of:=[.B595]-[.B5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303" calcext:value-type="float">
            <text:p>1465123993303</text:p>
          </table:table-cell>
          <table:table-cell table:formula="of:=[.B596]-[.B5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404" calcext:value-type="float">
            <text:p>1465123993404</text:p>
          </table:table-cell>
          <table:table-cell table:formula="of:=[.B597]-[.B5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504" calcext:value-type="float">
            <text:p>1465123993504</text:p>
          </table:table-cell>
          <table:table-cell table:formula="of:=[.B598]-[.B59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605" calcext:value-type="float">
            <text:p>1465123993605</text:p>
          </table:table-cell>
          <table:table-cell table:formula="of:=[.B599]-[.B59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705" calcext:value-type="float">
            <text:p>1465123993705</text:p>
          </table:table-cell>
          <table:table-cell table:formula="of:=[.B600]-[.B59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806" calcext:value-type="float">
            <text:p>1465123993806</text:p>
          </table:table-cell>
          <table:table-cell table:formula="of:=[.B601]-[.B60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3906" calcext:value-type="float">
            <text:p>1465123993906</text:p>
          </table:table-cell>
          <table:table-cell table:formula="of:=[.B602]-[.B60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007" calcext:value-type="float">
            <text:p>1465123994007</text:p>
          </table:table-cell>
          <table:table-cell table:formula="of:=[.B603]-[.B6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107" calcext:value-type="float">
            <text:p>1465123994107</text:p>
          </table:table-cell>
          <table:table-cell table:formula="of:=[.B604]-[.B60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208" calcext:value-type="float">
            <text:p>1465123994208</text:p>
          </table:table-cell>
          <table:table-cell table:formula="of:=[.B605]-[.B60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308" calcext:value-type="float">
            <text:p>1465123994308</text:p>
          </table:table-cell>
          <table:table-cell table:formula="of:=[.B606]-[.B60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409" calcext:value-type="float">
            <text:p>1465123994409</text:p>
          </table:table-cell>
          <table:table-cell table:formula="of:=[.B607]-[.B6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510" calcext:value-type="float">
            <text:p>1465123994510</text:p>
          </table:table-cell>
          <table:table-cell table:formula="of:=[.B608]-[.B60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610" calcext:value-type="float">
            <text:p>1465123994610</text:p>
          </table:table-cell>
          <table:table-cell table:formula="of:=[.B609]-[.B60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711" calcext:value-type="float">
            <text:p>1465123994711</text:p>
          </table:table-cell>
          <table:table-cell table:formula="of:=[.B610]-[.B60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811" calcext:value-type="float">
            <text:p>1465123994811</text:p>
          </table:table-cell>
          <table:table-cell table:formula="of:=[.B611]-[.B61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4912" calcext:value-type="float">
            <text:p>1465123994912</text:p>
          </table:table-cell>
          <table:table-cell table:formula="of:=[.B612]-[.B6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012" calcext:value-type="float">
            <text:p>1465123995012</text:p>
          </table:table-cell>
          <table:table-cell table:formula="of:=[.B613]-[.B6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112" calcext:value-type="float">
            <text:p>1465123995112</text:p>
          </table:table-cell>
          <table:table-cell table:formula="of:=[.B614]-[.B61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213" calcext:value-type="float">
            <text:p>1465123995213</text:p>
          </table:table-cell>
          <table:table-cell table:formula="of:=[.B615]-[.B6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313" calcext:value-type="float">
            <text:p>1465123995313</text:p>
          </table:table-cell>
          <table:table-cell table:formula="of:=[.B616]-[.B6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413" calcext:value-type="float">
            <text:p>1465123995413</text:p>
          </table:table-cell>
          <table:table-cell table:formula="of:=[.B617]-[.B61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515" calcext:value-type="float">
            <text:p>1465123995515</text:p>
          </table:table-cell>
          <table:table-cell table:formula="of:=[.B618]-[.B61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615" calcext:value-type="float">
            <text:p>1465123995615</text:p>
          </table:table-cell>
          <table:table-cell table:formula="of:=[.B619]-[.B61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716" calcext:value-type="float">
            <text:p>1465123995716</text:p>
          </table:table-cell>
          <table:table-cell table:formula="of:=[.B620]-[.B6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816" calcext:value-type="float">
            <text:p>1465123995816</text:p>
          </table:table-cell>
          <table:table-cell table:formula="of:=[.B621]-[.B62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5917" calcext:value-type="float">
            <text:p>1465123995917</text:p>
          </table:table-cell>
          <table:table-cell table:formula="of:=[.B622]-[.B62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017" calcext:value-type="float">
            <text:p>1465123996017</text:p>
          </table:table-cell>
          <table:table-cell table:formula="of:=[.B623]-[.B62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118" calcext:value-type="float">
            <text:p>1465123996118</text:p>
          </table:table-cell>
          <table:table-cell table:formula="of:=[.B624]-[.B6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218" calcext:value-type="float">
            <text:p>1465123996218</text:p>
          </table:table-cell>
          <table:table-cell table:formula="of:=[.B625]-[.B6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319" calcext:value-type="float">
            <text:p>1465123996319</text:p>
          </table:table-cell>
          <table:table-cell table:formula="of:=[.B626]-[.B6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419" calcext:value-type="float">
            <text:p>1465123996419</text:p>
          </table:table-cell>
          <table:table-cell table:formula="of:=[.B627]-[.B62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519" calcext:value-type="float">
            <text:p>1465123996519</text:p>
          </table:table-cell>
          <table:table-cell table:formula="of:=[.B628]-[.B62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620" calcext:value-type="float">
            <text:p>1465123996620</text:p>
          </table:table-cell>
          <table:table-cell table:formula="of:=[.B629]-[.B62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3996251" calcext:value-type="float">
            <text:p>1465123996251</text:p>
          </table:table-cell>
          <table:table-cell office:value-type="float" office:value="1465123996721" calcext:value-type="float">
            <text:p>1465123996721</text:p>
          </table:table-cell>
          <table:table-cell table:formula="of:=[.B630]-[.B6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821" calcext:value-type="float">
            <text:p>1465123996821</text:p>
          </table:table-cell>
          <table:table-cell table:formula="of:=[.B631]-[.B6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6921" calcext:value-type="float">
            <text:p>1465123996921</text:p>
          </table:table-cell>
          <table:table-cell table:formula="of:=[.B632]-[.B6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021" calcext:value-type="float">
            <text:p>1465123997021</text:p>
          </table:table-cell>
          <table:table-cell table:formula="of:=[.B633]-[.B63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122" calcext:value-type="float">
            <text:p>1465123997122</text:p>
          </table:table-cell>
          <table:table-cell table:formula="of:=[.B634]-[.B6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222" calcext:value-type="float">
            <text:p>1465123997222</text:p>
          </table:table-cell>
          <table:table-cell table:formula="of:=[.B635]-[.B63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322" calcext:value-type="float">
            <text:p>1465123997322</text:p>
          </table:table-cell>
          <table:table-cell table:formula="of:=[.B636]-[.B63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423" calcext:value-type="float">
            <text:p>1465123997423</text:p>
          </table:table-cell>
          <table:table-cell table:formula="of:=[.B637]-[.B63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524" calcext:value-type="float">
            <text:p>1465123997524</text:p>
          </table:table-cell>
          <table:table-cell table:formula="of:=[.B638]-[.B63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624" calcext:value-type="float">
            <text:p>1465123997624</text:p>
          </table:table-cell>
          <table:table-cell table:formula="of:=[.B639]-[.B6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724" calcext:value-type="float">
            <text:p>1465123997724</text:p>
          </table:table-cell>
          <table:table-cell table:formula="of:=[.B640]-[.B63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825" calcext:value-type="float">
            <text:p>1465123997825</text:p>
          </table:table-cell>
          <table:table-cell table:formula="of:=[.B641]-[.B64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7925" calcext:value-type="float">
            <text:p>1465123997925</text:p>
          </table:table-cell>
          <table:table-cell table:formula="of:=[.B642]-[.B64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025" calcext:value-type="float">
            <text:p>1465123998025</text:p>
          </table:table-cell>
          <table:table-cell table:formula="of:=[.B643]-[.B6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126" calcext:value-type="float">
            <text:p>1465123998126</text:p>
          </table:table-cell>
          <table:table-cell table:formula="of:=[.B644]-[.B6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227" calcext:value-type="float">
            <text:p>1465123998227</text:p>
          </table:table-cell>
          <table:table-cell table:formula="of:=[.B645]-[.B6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328" calcext:value-type="float">
            <text:p>1465123998328</text:p>
          </table:table-cell>
          <table:table-cell table:formula="of:=[.B646]-[.B6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428" calcext:value-type="float">
            <text:p>1465123998428</text:p>
          </table:table-cell>
          <table:table-cell table:formula="of:=[.B647]-[.B64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529" calcext:value-type="float">
            <text:p>1465123998529</text:p>
          </table:table-cell>
          <table:table-cell table:formula="of:=[.B648]-[.B64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629" calcext:value-type="float">
            <text:p>1465123998629</text:p>
          </table:table-cell>
          <table:table-cell table:formula="of:=[.B649]-[.B64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729" calcext:value-type="float">
            <text:p>1465123998729</text:p>
          </table:table-cell>
          <table:table-cell table:formula="of:=[.B650]-[.B64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830" calcext:value-type="float">
            <text:p>1465123998830</text:p>
          </table:table-cell>
          <table:table-cell table:formula="of:=[.B651]-[.B65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8930" calcext:value-type="float">
            <text:p>1465123998930</text:p>
          </table:table-cell>
          <table:table-cell table:formula="of:=[.B652]-[.B6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031" calcext:value-type="float">
            <text:p>1465123999031</text:p>
          </table:table-cell>
          <table:table-cell table:formula="of:=[.B653]-[.B6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131" calcext:value-type="float">
            <text:p>1465123999131</text:p>
          </table:table-cell>
          <table:table-cell table:formula="of:=[.B654]-[.B6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232" calcext:value-type="float">
            <text:p>1465123999232</text:p>
          </table:table-cell>
          <table:table-cell table:formula="of:=[.B655]-[.B6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333" calcext:value-type="float">
            <text:p>1465123999333</text:p>
          </table:table-cell>
          <table:table-cell table:formula="of:=[.B656]-[.B6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433" calcext:value-type="float">
            <text:p>1465123999433</text:p>
          </table:table-cell>
          <table:table-cell table:formula="of:=[.B657]-[.B65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534" calcext:value-type="float">
            <text:p>1465123999534</text:p>
          </table:table-cell>
          <table:table-cell table:formula="of:=[.B658]-[.B65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635" calcext:value-type="float">
            <text:p>1465123999635</text:p>
          </table:table-cell>
          <table:table-cell table:formula="of:=[.B659]-[.B65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735" calcext:value-type="float">
            <text:p>1465123999735</text:p>
          </table:table-cell>
          <table:table-cell table:formula="of:=[.B660]-[.B65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836" calcext:value-type="float">
            <text:p>1465123999836</text:p>
          </table:table-cell>
          <table:table-cell table:formula="of:=[.B661]-[.B6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3999936" calcext:value-type="float">
            <text:p>1465123999936</text:p>
          </table:table-cell>
          <table:table-cell table:formula="of:=[.B662]-[.B66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3999566" calcext:value-type="float">
            <text:p>1465123999566</text:p>
          </table:table-cell>
          <table:table-cell office:value-type="float" office:value="1465124000036" calcext:value-type="float">
            <text:p>1465124000036</text:p>
          </table:table-cell>
          <table:table-cell table:formula="of:=[.B663]-[.B66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137" calcext:value-type="float">
            <text:p>1465124000137</text:p>
          </table:table-cell>
          <table:table-cell table:formula="of:=[.B664]-[.B6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235" calcext:value-type="float">
            <text:p>1465124000235</text:p>
          </table:table-cell>
          <table:table-cell table:formula="of:=[.B665]-[.B66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335" calcext:value-type="float">
            <text:p>1465124000335</text:p>
          </table:table-cell>
          <table:table-cell table:formula="of:=[.B666]-[.B66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433" calcext:value-type="float">
            <text:p>1465124000433</text:p>
          </table:table-cell>
          <table:table-cell table:formula="of:=[.B667]-[.B66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533" calcext:value-type="float">
            <text:p>1465124000533</text:p>
          </table:table-cell>
          <table:table-cell table:formula="of:=[.B668]-[.B66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632" calcext:value-type="float">
            <text:p>1465124000632</text:p>
          </table:table-cell>
          <table:table-cell table:formula="of:=[.B669]-[.B66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731" calcext:value-type="float">
            <text:p>1465124000731</text:p>
          </table:table-cell>
          <table:table-cell table:formula="of:=[.B670]-[.B66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830" calcext:value-type="float">
            <text:p>1465124000830</text:p>
          </table:table-cell>
          <table:table-cell table:formula="of:=[.B671]-[.B67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0931" calcext:value-type="float">
            <text:p>1465124000931</text:p>
          </table:table-cell>
          <table:table-cell table:formula="of:=[.B672]-[.B67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033" calcext:value-type="float">
            <text:p>1465124001033</text:p>
          </table:table-cell>
          <table:table-cell table:formula="of:=[.B673]-[.B6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132" calcext:value-type="float">
            <text:p>1465124001132</text:p>
          </table:table-cell>
          <table:table-cell table:formula="of:=[.B674]-[.B67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232" calcext:value-type="float">
            <text:p>1465124001232</text:p>
          </table:table-cell>
          <table:table-cell table:formula="of:=[.B675]-[.B67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333" calcext:value-type="float">
            <text:p>1465124001333</text:p>
          </table:table-cell>
          <table:table-cell table:formula="of:=[.B676]-[.B67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433" calcext:value-type="float">
            <text:p>1465124001433</text:p>
          </table:table-cell>
          <table:table-cell table:formula="of:=[.B677]-[.B6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529" calcext:value-type="float">
            <text:p>1465124001529</text:p>
          </table:table-cell>
          <table:table-cell table:formula="of:=[.B678]-[.B67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629" calcext:value-type="float">
            <text:p>1465124001629</text:p>
          </table:table-cell>
          <table:table-cell table:formula="of:=[.B679]-[.B6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727" calcext:value-type="float">
            <text:p>1465124001727</text:p>
          </table:table-cell>
          <table:table-cell table:formula="of:=[.B680]-[.B67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829" calcext:value-type="float">
            <text:p>1465124001829</text:p>
          </table:table-cell>
          <table:table-cell table:formula="of:=[.B681]-[.B6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1928" calcext:value-type="float">
            <text:p>1465124001928</text:p>
          </table:table-cell>
          <table:table-cell table:formula="of:=[.B682]-[.B68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030" calcext:value-type="float">
            <text:p>1465124002030</text:p>
          </table:table-cell>
          <table:table-cell table:formula="of:=[.B683]-[.B68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129" calcext:value-type="float">
            <text:p>1465124002129</text:p>
          </table:table-cell>
          <table:table-cell table:formula="of:=[.B684]-[.B68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5124001759" calcext:value-type="float">
            <text:p>1465124001759</text:p>
          </table:table-cell>
          <table:table-cell office:value-type="float" office:value="1465124002230" calcext:value-type="float">
            <text:p>1465124002230</text:p>
          </table:table-cell>
          <table:table-cell table:formula="of:=[.B685]-[.B6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326" calcext:value-type="float">
            <text:p>1465124002326</text:p>
          </table:table-cell>
          <table:table-cell table:formula="of:=[.B686]-[.B685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427" calcext:value-type="float">
            <text:p>1465124002427</text:p>
          </table:table-cell>
          <table:table-cell table:formula="of:=[.B687]-[.B68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527" calcext:value-type="float">
            <text:p>1465124002527</text:p>
          </table:table-cell>
          <table:table-cell table:formula="of:=[.B688]-[.B68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628" calcext:value-type="float">
            <text:p>1465124002628</text:p>
          </table:table-cell>
          <table:table-cell table:formula="of:=[.B689]-[.B6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729" calcext:value-type="float">
            <text:p>1465124002729</text:p>
          </table:table-cell>
          <table:table-cell table:formula="of:=[.B690]-[.B68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827" calcext:value-type="float">
            <text:p>1465124002827</text:p>
          </table:table-cell>
          <table:table-cell table:formula="of:=[.B691]-[.B69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2928" calcext:value-type="float">
            <text:p>1465124002928</text:p>
          </table:table-cell>
          <table:table-cell table:formula="of:=[.B692]-[.B69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028" calcext:value-type="float">
            <text:p>1465124003028</text:p>
          </table:table-cell>
          <table:table-cell table:formula="of:=[.B693]-[.B69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128" calcext:value-type="float">
            <text:p>1465124003128</text:p>
          </table:table-cell>
          <table:table-cell table:formula="of:=[.B694]-[.B69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228" calcext:value-type="float">
            <text:p>1465124003228</text:p>
          </table:table-cell>
          <table:table-cell table:formula="of:=[.B695]-[.B69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328" calcext:value-type="float">
            <text:p>1465124003328</text:p>
          </table:table-cell>
          <table:table-cell table:formula="of:=[.B696]-[.B6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429" calcext:value-type="float">
            <text:p>1465124003429</text:p>
          </table:table-cell>
          <table:table-cell table:formula="of:=[.B697]-[.B6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530" calcext:value-type="float">
            <text:p>1465124003530</text:p>
          </table:table-cell>
          <table:table-cell table:formula="of:=[.B698]-[.B69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630" calcext:value-type="float">
            <text:p>1465124003630</text:p>
          </table:table-cell>
          <table:table-cell table:formula="of:=[.B699]-[.B6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730" calcext:value-type="float">
            <text:p>1465124003730</text:p>
          </table:table-cell>
          <table:table-cell table:formula="of:=[.B700]-[.B69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830" calcext:value-type="float">
            <text:p>1465124003830</text:p>
          </table:table-cell>
          <table:table-cell table:formula="of:=[.B701]-[.B70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3931" calcext:value-type="float">
            <text:p>1465124003931</text:p>
          </table:table-cell>
          <table:table-cell table:formula="of:=[.B702]-[.B70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032" calcext:value-type="float">
            <text:p>1465124004032</text:p>
          </table:table-cell>
          <table:table-cell table:formula="of:=[.B703]-[.B7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131" calcext:value-type="float">
            <text:p>1465124004131</text:p>
          </table:table-cell>
          <table:table-cell table:formula="of:=[.B704]-[.B70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229" calcext:value-type="float">
            <text:p>1465124004229</text:p>
          </table:table-cell>
          <table:table-cell table:formula="of:=[.B705]-[.B70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330" calcext:value-type="float">
            <text:p>1465124004330</text:p>
          </table:table-cell>
          <table:table-cell table:formula="of:=[.B706]-[.B70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431" calcext:value-type="float">
            <text:p>1465124004431</text:p>
          </table:table-cell>
          <table:table-cell table:formula="of:=[.B707]-[.B7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532" calcext:value-type="float">
            <text:p>1465124004532</text:p>
          </table:table-cell>
          <table:table-cell table:formula="of:=[.B708]-[.B70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631" calcext:value-type="float">
            <text:p>1465124004631</text:p>
          </table:table-cell>
          <table:table-cell table:formula="of:=[.B709]-[.B70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731" calcext:value-type="float">
            <text:p>1465124004731</text:p>
          </table:table-cell>
          <table:table-cell table:formula="of:=[.B710]-[.B70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4832" calcext:value-type="float">
            <text:p>1465124004832</text:p>
          </table:table-cell>
          <table:table-cell table:formula="of:=[.B711]-[.B7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4004462" calcext:value-type="float">
            <text:p>1465124004462</text:p>
          </table:table-cell>
          <table:table-cell office:value-type="float" office:value="1465124004930" calcext:value-type="float">
            <text:p>1465124004930</text:p>
          </table:table-cell>
          <table:table-cell table:formula="of:=[.B712]-[.B71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030" calcext:value-type="float">
            <text:p>1465124005030</text:p>
          </table:table-cell>
          <table:table-cell table:formula="of:=[.B713]-[.B7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129" calcext:value-type="float">
            <text:p>1465124005129</text:p>
          </table:table-cell>
          <table:table-cell table:formula="of:=[.B714]-[.B71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230" calcext:value-type="float">
            <text:p>1465124005230</text:p>
          </table:table-cell>
          <table:table-cell table:formula="of:=[.B715]-[.B7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330" calcext:value-type="float">
            <text:p>1465124005330</text:p>
          </table:table-cell>
          <table:table-cell table:formula="of:=[.B716]-[.B7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431" calcext:value-type="float">
            <text:p>1465124005431</text:p>
          </table:table-cell>
          <table:table-cell table:formula="of:=[.B717]-[.B7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532" calcext:value-type="float">
            <text:p>1465124005532</text:p>
          </table:table-cell>
          <table:table-cell table:formula="of:=[.B718]-[.B71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632" calcext:value-type="float">
            <text:p>1465124005632</text:p>
          </table:table-cell>
          <table:table-cell table:formula="of:=[.B719]-[.B71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732" calcext:value-type="float">
            <text:p>1465124005732</text:p>
          </table:table-cell>
          <table:table-cell table:formula="of:=[.B720]-[.B71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833" calcext:value-type="float">
            <text:p>1465124005833</text:p>
          </table:table-cell>
          <table:table-cell table:formula="of:=[.B721]-[.B7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5932" calcext:value-type="float">
            <text:p>1465124005932</text:p>
          </table:table-cell>
          <table:table-cell table:formula="of:=[.B722]-[.B72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031" calcext:value-type="float">
            <text:p>1465124006031</text:p>
          </table:table-cell>
          <table:table-cell table:formula="of:=[.B723]-[.B72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132" calcext:value-type="float">
            <text:p>1465124006132</text:p>
          </table:table-cell>
          <table:table-cell table:formula="of:=[.B724]-[.B72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231" calcext:value-type="float">
            <text:p>1465124006231</text:p>
          </table:table-cell>
          <table:table-cell table:formula="of:=[.B725]-[.B72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332" calcext:value-type="float">
            <text:p>1465124006332</text:p>
          </table:table-cell>
          <table:table-cell table:formula="of:=[.B726]-[.B7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428" calcext:value-type="float">
            <text:p>1465124006428</text:p>
          </table:table-cell>
          <table:table-cell table:formula="of:=[.B727]-[.B72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526" calcext:value-type="float">
            <text:p>1465124006526</text:p>
          </table:table-cell>
          <table:table-cell table:formula="of:=[.B728]-[.B72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623" calcext:value-type="float">
            <text:p>1465124006623</text:p>
          </table:table-cell>
          <table:table-cell table:formula="of:=[.B729]-[.B72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725" calcext:value-type="float">
            <text:p>1465124006725</text:p>
          </table:table-cell>
          <table:table-cell table:formula="of:=[.B730]-[.B72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826" calcext:value-type="float">
            <text:p>1465124006826</text:p>
          </table:table-cell>
          <table:table-cell table:formula="of:=[.B731]-[.B73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6925" calcext:value-type="float">
            <text:p>1465124006925</text:p>
          </table:table-cell>
          <table:table-cell table:formula="of:=[.B732]-[.B73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025" calcext:value-type="float">
            <text:p>1465124007025</text:p>
          </table:table-cell>
          <table:table-cell table:formula="of:=[.B733]-[.B73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126" calcext:value-type="float">
            <text:p>1465124007126</text:p>
          </table:table-cell>
          <table:table-cell table:formula="of:=[.B734]-[.B7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4006757" calcext:value-type="float">
            <text:p>1465124006757</text:p>
          </table:table-cell>
          <table:table-cell office:value-type="float" office:value="1465124007226" calcext:value-type="float">
            <text:p>1465124007226</text:p>
          </table:table-cell>
          <table:table-cell table:formula="of:=[.B735]-[.B73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327" calcext:value-type="float">
            <text:p>1465124007327</text:p>
          </table:table-cell>
          <table:table-cell table:formula="of:=[.B736]-[.B73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427" calcext:value-type="float">
            <text:p>1465124007427</text:p>
          </table:table-cell>
          <table:table-cell table:formula="of:=[.B737]-[.B73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526" calcext:value-type="float">
            <text:p>1465124007526</text:p>
          </table:table-cell>
          <table:table-cell table:formula="of:=[.B738]-[.B73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626" calcext:value-type="float">
            <text:p>1465124007626</text:p>
          </table:table-cell>
          <table:table-cell table:formula="of:=[.B739]-[.B7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723" calcext:value-type="float">
            <text:p>1465124007723</text:p>
          </table:table-cell>
          <table:table-cell table:formula="of:=[.B740]-[.B73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822" calcext:value-type="float">
            <text:p>1465124007822</text:p>
          </table:table-cell>
          <table:table-cell table:formula="of:=[.B741]-[.B74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7922" calcext:value-type="float">
            <text:p>1465124007922</text:p>
          </table:table-cell>
          <table:table-cell table:formula="of:=[.B742]-[.B74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022" calcext:value-type="float">
            <text:p>1465124008022</text:p>
          </table:table-cell>
          <table:table-cell table:formula="of:=[.B743]-[.B74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122" calcext:value-type="float">
            <text:p>1465124008122</text:p>
          </table:table-cell>
          <table:table-cell table:formula="of:=[.B744]-[.B74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222" calcext:value-type="float">
            <text:p>1465124008222</text:p>
          </table:table-cell>
          <table:table-cell table:formula="of:=[.B745]-[.B74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323" calcext:value-type="float">
            <text:p>1465124008323</text:p>
          </table:table-cell>
          <table:table-cell table:formula="of:=[.B746]-[.B74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421" calcext:value-type="float">
            <text:p>1465124008421</text:p>
          </table:table-cell>
          <table:table-cell table:formula="of:=[.B747]-[.B74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523" calcext:value-type="float">
            <text:p>1465124008523</text:p>
          </table:table-cell>
          <table:table-cell table:formula="of:=[.B748]-[.B7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622" calcext:value-type="float">
            <text:p>1465124008622</text:p>
          </table:table-cell>
          <table:table-cell table:formula="of:=[.B749]-[.B74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723" calcext:value-type="float">
            <text:p>1465124008723</text:p>
          </table:table-cell>
          <table:table-cell table:formula="of:=[.B750]-[.B74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820" calcext:value-type="float">
            <text:p>1465124008820</text:p>
          </table:table-cell>
          <table:table-cell table:formula="of:=[.B751]-[.B75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8926" calcext:value-type="float">
            <text:p>1465124008926</text:p>
          </table:table-cell>
          <table:table-cell table:formula="of:=[.B752]-[.B751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026" calcext:value-type="float">
            <text:p>1465124009026</text:p>
          </table:table-cell>
          <table:table-cell table:formula="of:=[.B753]-[.B75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125" calcext:value-type="float">
            <text:p>1465124009125</text:p>
          </table:table-cell>
          <table:table-cell table:formula="of:=[.B754]-[.B75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225" calcext:value-type="float">
            <text:p>1465124009225</text:p>
          </table:table-cell>
          <table:table-cell table:formula="of:=[.B755]-[.B75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326" calcext:value-type="float">
            <text:p>1465124009326</text:p>
          </table:table-cell>
          <table:table-cell table:formula="of:=[.B756]-[.B75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427" calcext:value-type="float">
            <text:p>1465124009427</text:p>
          </table:table-cell>
          <table:table-cell table:formula="of:=[.B757]-[.B75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524" calcext:value-type="float">
            <text:p>1465124009524</text:p>
          </table:table-cell>
          <table:table-cell table:formula="of:=[.B758]-[.B75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65124009154" calcext:value-type="float">
            <text:p>1465124009154</text:p>
          </table:table-cell>
          <table:table-cell office:value-type="float" office:value="1465124009623" calcext:value-type="float">
            <text:p>1465124009623</text:p>
          </table:table-cell>
          <table:table-cell table:formula="of:=[.B759]-[.B75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723" calcext:value-type="float">
            <text:p>1465124009723</text:p>
          </table:table-cell>
          <table:table-cell table:formula="of:=[.B760]-[.B75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847" calcext:value-type="float">
            <text:p>1465124009847</text:p>
          </table:table-cell>
          <table:table-cell table:formula="of:=[.B761]-[.B760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09947" calcext:value-type="float">
            <text:p>1465124009947</text:p>
          </table:table-cell>
          <table:table-cell table:formula="of:=[.B762]-[.B76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044" calcext:value-type="float">
            <text:p>1465124010044</text:p>
          </table:table-cell>
          <table:table-cell table:formula="of:=[.B763]-[.B76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145" calcext:value-type="float">
            <text:p>1465124010145</text:p>
          </table:table-cell>
          <table:table-cell table:formula="of:=[.B764]-[.B7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244" calcext:value-type="float">
            <text:p>1465124010244</text:p>
          </table:table-cell>
          <table:table-cell table:formula="of:=[.B765]-[.B76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341" calcext:value-type="float">
            <text:p>1465124010341</text:p>
          </table:table-cell>
          <table:table-cell table:formula="of:=[.B766]-[.B76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442" calcext:value-type="float">
            <text:p>1465124010442</text:p>
          </table:table-cell>
          <table:table-cell table:formula="of:=[.B767]-[.B76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4010072" calcext:value-type="float">
            <text:p>1465124010072</text:p>
          </table:table-cell>
          <table:table-cell office:value-type="float" office:value="1465124010538" calcext:value-type="float">
            <text:p>1465124010538</text:p>
          </table:table-cell>
          <table:table-cell table:formula="of:=[.B768]-[.B76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639" calcext:value-type="float">
            <text:p>1465124010639</text:p>
          </table:table-cell>
          <table:table-cell table:formula="of:=[.B769]-[.B76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739" calcext:value-type="float">
            <text:p>1465124010739</text:p>
          </table:table-cell>
          <table:table-cell table:formula="of:=[.B770]-[.B76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840" calcext:value-type="float">
            <text:p>1465124010840</text:p>
          </table:table-cell>
          <table:table-cell table:formula="of:=[.B771]-[.B77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0939" calcext:value-type="float">
            <text:p>1465124010939</text:p>
          </table:table-cell>
          <table:table-cell table:formula="of:=[.B772]-[.B77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039" calcext:value-type="float">
            <text:p>1465124011039</text:p>
          </table:table-cell>
          <table:table-cell table:formula="of:=[.B773]-[.B7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138" calcext:value-type="float">
            <text:p>1465124011138</text:p>
          </table:table-cell>
          <table:table-cell table:formula="of:=[.B774]-[.B77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238" calcext:value-type="float">
            <text:p>1465124011238</text:p>
          </table:table-cell>
          <table:table-cell table:formula="of:=[.B775]-[.B77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338" calcext:value-type="float">
            <text:p>1465124011338</text:p>
          </table:table-cell>
          <table:table-cell table:formula="of:=[.B776]-[.B77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435" calcext:value-type="float">
            <text:p>1465124011435</text:p>
          </table:table-cell>
          <table:table-cell table:formula="of:=[.B777]-[.B77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536" calcext:value-type="float">
            <text:p>1465124011536</text:p>
          </table:table-cell>
          <table:table-cell table:formula="of:=[.B778]-[.B7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632" calcext:value-type="float">
            <text:p>1465124011632</text:p>
          </table:table-cell>
          <table:table-cell table:formula="of:=[.B779]-[.B77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730" calcext:value-type="float">
            <text:p>1465124011730</text:p>
          </table:table-cell>
          <table:table-cell table:formula="of:=[.B780]-[.B77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826" calcext:value-type="float">
            <text:p>1465124011826</text:p>
          </table:table-cell>
          <table:table-cell table:formula="of:=[.B781]-[.B78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1927" calcext:value-type="float">
            <text:p>1465124011927</text:p>
          </table:table-cell>
          <table:table-cell table:formula="of:=[.B782]-[.B78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028" calcext:value-type="float">
            <text:p>1465124012028</text:p>
          </table:table-cell>
          <table:table-cell table:formula="of:=[.B783]-[.B78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127" calcext:value-type="float">
            <text:p>1465124012127</text:p>
          </table:table-cell>
          <table:table-cell table:formula="of:=[.B784]-[.B78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228" calcext:value-type="float">
            <text:p>1465124012228</text:p>
          </table:table-cell>
          <table:table-cell table:formula="of:=[.B785]-[.B78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328" calcext:value-type="float">
            <text:p>1465124012328</text:p>
          </table:table-cell>
          <table:table-cell table:formula="of:=[.B786]-[.B78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124011959" calcext:value-type="float">
            <text:p>1465124011959</text:p>
          </table:table-cell>
          <table:table-cell office:value-type="float" office:value="1465124012428" calcext:value-type="float">
            <text:p>1465124012428</text:p>
          </table:table-cell>
          <table:table-cell table:formula="of:=[.B787]-[.B7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528" calcext:value-type="float">
            <text:p>1465124012528</text:p>
          </table:table-cell>
          <table:table-cell table:formula="of:=[.B788]-[.B78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629" calcext:value-type="float">
            <text:p>1465124012629</text:p>
          </table:table-cell>
          <table:table-cell table:formula="of:=[.B789]-[.B78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729" calcext:value-type="float">
            <text:p>1465124012729</text:p>
          </table:table-cell>
          <table:table-cell table:formula="of:=[.B790]-[.B7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828" calcext:value-type="float">
            <text:p>1465124012828</text:p>
          </table:table-cell>
          <table:table-cell table:formula="of:=[.B791]-[.B79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2929" calcext:value-type="float">
            <text:p>1465124012929</text:p>
          </table:table-cell>
          <table:table-cell table:formula="of:=[.B792]-[.B79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029" calcext:value-type="float">
            <text:p>1465124013029</text:p>
          </table:table-cell>
          <table:table-cell table:formula="of:=[.B793]-[.B79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130" calcext:value-type="float">
            <text:p>1465124013130</text:p>
          </table:table-cell>
          <table:table-cell table:formula="of:=[.B794]-[.B79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230" calcext:value-type="float">
            <text:p>1465124013230</text:p>
          </table:table-cell>
          <table:table-cell table:formula="of:=[.B795]-[.B79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329" calcext:value-type="float">
            <text:p>1465124013329</text:p>
          </table:table-cell>
          <table:table-cell table:formula="of:=[.B796]-[.B79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427" calcext:value-type="float">
            <text:p>1465124013427</text:p>
          </table:table-cell>
          <table:table-cell table:formula="of:=[.B797]-[.B79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527" calcext:value-type="float">
            <text:p>1465124013527</text:p>
          </table:table-cell>
          <table:table-cell table:formula="of:=[.B798]-[.B79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627" calcext:value-type="float">
            <text:p>1465124013627</text:p>
          </table:table-cell>
          <table:table-cell table:formula="of:=[.B799]-[.B7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724" calcext:value-type="float">
            <text:p>1465124013724</text:p>
          </table:table-cell>
          <table:table-cell table:formula="of:=[.B800]-[.B79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823" calcext:value-type="float">
            <text:p>1465124013823</text:p>
          </table:table-cell>
          <table:table-cell table:formula="of:=[.B801]-[.B80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3920" calcext:value-type="float">
            <text:p>1465124013920</text:p>
          </table:table-cell>
          <table:table-cell table:formula="of:=[.B802]-[.B80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017" calcext:value-type="float">
            <text:p>1465124014017</text:p>
          </table:table-cell>
          <table:table-cell table:formula="of:=[.B803]-[.B80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118" calcext:value-type="float">
            <text:p>1465124014118</text:p>
          </table:table-cell>
          <table:table-cell table:formula="of:=[.B804]-[.B80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219" calcext:value-type="float">
            <text:p>1465124014219</text:p>
          </table:table-cell>
          <table:table-cell table:formula="of:=[.B805]-[.B80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316" calcext:value-type="float">
            <text:p>1465124014316</text:p>
          </table:table-cell>
          <table:table-cell table:formula="of:=[.B806]-[.B80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65124013948" calcext:value-type="float">
            <text:p>1465124013948</text:p>
          </table:table-cell>
          <table:table-cell office:value-type="float" office:value="1465124014416" calcext:value-type="float">
            <text:p>1465124014416</text:p>
          </table:table-cell>
          <table:table-cell table:formula="of:=[.B807]-[.B80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513" calcext:value-type="float">
            <text:p>1465124014513</text:p>
          </table:table-cell>
          <table:table-cell table:formula="of:=[.B808]-[.B80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612" calcext:value-type="float">
            <text:p>1465124014612</text:p>
          </table:table-cell>
          <table:table-cell table:formula="of:=[.B809]-[.B80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712" calcext:value-type="float">
            <text:p>1465124014712</text:p>
          </table:table-cell>
          <table:table-cell table:formula="of:=[.B810]-[.B80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808" calcext:value-type="float">
            <text:p>1465124014808</text:p>
          </table:table-cell>
          <table:table-cell table:formula="of:=[.B811]-[.B81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4909" calcext:value-type="float">
            <text:p>1465124014909</text:p>
          </table:table-cell>
          <table:table-cell table:formula="of:=[.B812]-[.B8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009" calcext:value-type="float">
            <text:p>1465124015009</text:p>
          </table:table-cell>
          <table:table-cell table:formula="of:=[.B813]-[.B8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109" calcext:value-type="float">
            <text:p>1465124015109</text:p>
          </table:table-cell>
          <table:table-cell table:formula="of:=[.B814]-[.B81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210" calcext:value-type="float">
            <text:p>1465124015210</text:p>
          </table:table-cell>
          <table:table-cell table:formula="of:=[.B815]-[.B81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310" calcext:value-type="float">
            <text:p>1465124015310</text:p>
          </table:table-cell>
          <table:table-cell table:formula="of:=[.B816]-[.B81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408" calcext:value-type="float">
            <text:p>1465124015408</text:p>
          </table:table-cell>
          <table:table-cell table:formula="of:=[.B817]-[.B81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506" calcext:value-type="float">
            <text:p>1465124015506</text:p>
          </table:table-cell>
          <table:table-cell table:formula="of:=[.B818]-[.B81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606" calcext:value-type="float">
            <text:p>1465124015606</text:p>
          </table:table-cell>
          <table:table-cell table:formula="of:=[.B819]-[.B81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707" calcext:value-type="float">
            <text:p>1465124015707</text:p>
          </table:table-cell>
          <table:table-cell table:formula="of:=[.B820]-[.B81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808" calcext:value-type="float">
            <text:p>1465124015808</text:p>
          </table:table-cell>
          <table:table-cell table:formula="of:=[.B821]-[.B82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5908" calcext:value-type="float">
            <text:p>1465124015908</text:p>
          </table:table-cell>
          <table:table-cell table:formula="of:=[.B822]-[.B82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009" calcext:value-type="float">
            <text:p>1465124016009</text:p>
          </table:table-cell>
          <table:table-cell table:formula="of:=[.B823]-[.B82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109" calcext:value-type="float">
            <text:p>1465124016109</text:p>
          </table:table-cell>
          <table:table-cell table:formula="of:=[.B824]-[.B82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209" calcext:value-type="float">
            <text:p>1465124016209</text:p>
          </table:table-cell>
          <table:table-cell table:formula="of:=[.B825]-[.B8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310" calcext:value-type="float">
            <text:p>1465124016310</text:p>
          </table:table-cell>
          <table:table-cell table:formula="of:=[.B826]-[.B82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408" calcext:value-type="float">
            <text:p>1465124016408</text:p>
          </table:table-cell>
          <table:table-cell table:formula="of:=[.B827]-[.B82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65124016039" calcext:value-type="float">
            <text:p>1465124016039</text:p>
          </table:table-cell>
          <table:table-cell office:value-type="float" office:value="1465124016510" calcext:value-type="float">
            <text:p>1465124016510</text:p>
          </table:table-cell>
          <table:table-cell table:formula="of:=[.B828]-[.B8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611" calcext:value-type="float">
            <text:p>1465124016611</text:p>
          </table:table-cell>
          <table:table-cell table:formula="of:=[.B829]-[.B82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712" calcext:value-type="float">
            <text:p>1465124016712</text:p>
          </table:table-cell>
          <table:table-cell table:formula="of:=[.B830]-[.B82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812" calcext:value-type="float">
            <text:p>1465124016812</text:p>
          </table:table-cell>
          <table:table-cell table:formula="of:=[.B831]-[.B8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6908" calcext:value-type="float">
            <text:p>1465124016908</text:p>
          </table:table-cell>
          <table:table-cell table:formula="of:=[.B832]-[.B83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007" calcext:value-type="float">
            <text:p>1465124017007</text:p>
          </table:table-cell>
          <table:table-cell table:formula="of:=[.B833]-[.B83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104" calcext:value-type="float">
            <text:p>1465124017104</text:p>
          </table:table-cell>
          <table:table-cell table:formula="of:=[.B834]-[.B83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201" calcext:value-type="float">
            <text:p>1465124017201</text:p>
          </table:table-cell>
          <table:table-cell table:formula="of:=[.B835]-[.B83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301" calcext:value-type="float">
            <text:p>1465124017301</text:p>
          </table:table-cell>
          <table:table-cell table:formula="of:=[.B836]-[.B83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402" calcext:value-type="float">
            <text:p>1465124017402</text:p>
          </table:table-cell>
          <table:table-cell table:formula="of:=[.B837]-[.B83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503" calcext:value-type="float">
            <text:p>1465124017503</text:p>
          </table:table-cell>
          <table:table-cell table:formula="of:=[.B838]-[.B83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603" calcext:value-type="float">
            <text:p>1465124017603</text:p>
          </table:table-cell>
          <table:table-cell table:formula="of:=[.B839]-[.B83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699" calcext:value-type="float">
            <text:p>1465124017699</text:p>
          </table:table-cell>
          <table:table-cell table:formula="of:=[.B840]-[.B83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795" calcext:value-type="float">
            <text:p>1465124017795</text:p>
          </table:table-cell>
          <table:table-cell table:formula="of:=[.B841]-[.B84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894" calcext:value-type="float">
            <text:p>1465124017894</text:p>
          </table:table-cell>
          <table:table-cell table:formula="of:=[.B842]-[.B84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7995" calcext:value-type="float">
            <text:p>1465124017995</text:p>
          </table:table-cell>
          <table:table-cell table:formula="of:=[.B843]-[.B84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096" calcext:value-type="float">
            <text:p>1465124018096</text:p>
          </table:table-cell>
          <table:table-cell table:formula="of:=[.B844]-[.B8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197" calcext:value-type="float">
            <text:p>1465124018197</text:p>
          </table:table-cell>
          <table:table-cell table:formula="of:=[.B845]-[.B8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296" calcext:value-type="float">
            <text:p>1465124018296</text:p>
          </table:table-cell>
          <table:table-cell table:formula="of:=[.B846]-[.B84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5124017926" calcext:value-type="float">
            <text:p>1465124017926</text:p>
          </table:table-cell>
          <table:table-cell office:value-type="float" office:value="1465124018394" calcext:value-type="float">
            <text:p>1465124018394</text:p>
          </table:table-cell>
          <table:table-cell table:formula="of:=[.B847]-[.B84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492" calcext:value-type="float">
            <text:p>1465124018492</text:p>
          </table:table-cell>
          <table:table-cell table:formula="of:=[.B848]-[.B84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592" calcext:value-type="float">
            <text:p>1465124018592</text:p>
          </table:table-cell>
          <table:table-cell table:formula="of:=[.B849]-[.B84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688" calcext:value-type="float">
            <text:p>1465124018688</text:p>
          </table:table-cell>
          <table:table-cell table:formula="of:=[.B850]-[.B84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787" calcext:value-type="float">
            <text:p>1465124018787</text:p>
          </table:table-cell>
          <table:table-cell table:formula="of:=[.B851]-[.B85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887" calcext:value-type="float">
            <text:p>1465124018887</text:p>
          </table:table-cell>
          <table:table-cell table:formula="of:=[.B852]-[.B8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8988" calcext:value-type="float">
            <text:p>1465124018988</text:p>
          </table:table-cell>
          <table:table-cell table:formula="of:=[.B853]-[.B8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087" calcext:value-type="float">
            <text:p>1465124019087</text:p>
          </table:table-cell>
          <table:table-cell table:formula="of:=[.B854]-[.B85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188" calcext:value-type="float">
            <text:p>1465124019188</text:p>
          </table:table-cell>
          <table:table-cell table:formula="of:=[.B855]-[.B85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288" calcext:value-type="float">
            <text:p>1465124019288</text:p>
          </table:table-cell>
          <table:table-cell table:formula="of:=[.B856]-[.B85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387" calcext:value-type="float">
            <text:p>1465124019387</text:p>
          </table:table-cell>
          <table:table-cell table:formula="of:=[.B857]-[.B85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487" calcext:value-type="float">
            <text:p>1465124019487</text:p>
          </table:table-cell>
          <table:table-cell table:formula="of:=[.B858]-[.B85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587" calcext:value-type="float">
            <text:p>1465124019587</text:p>
          </table:table-cell>
          <table:table-cell table:formula="of:=[.B859]-[.B85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684" calcext:value-type="float">
            <text:p>1465124019684</text:p>
          </table:table-cell>
          <table:table-cell table:formula="of:=[.B860]-[.B85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785" calcext:value-type="float">
            <text:p>1465124019785</text:p>
          </table:table-cell>
          <table:table-cell table:formula="of:=[.B861]-[.B8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885" calcext:value-type="float">
            <text:p>1465124019885</text:p>
          </table:table-cell>
          <table:table-cell table:formula="of:=[.B862]-[.B86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19985" calcext:value-type="float">
            <text:p>1465124019985</text:p>
          </table:table-cell>
          <table:table-cell table:formula="of:=[.B863]-[.B86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085" calcext:value-type="float">
            <text:p>1465124020085</text:p>
          </table:table-cell>
          <table:table-cell table:formula="of:=[.B864]-[.B86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185" calcext:value-type="float">
            <text:p>1465124020185</text:p>
          </table:table-cell>
          <table:table-cell table:formula="of:=[.B865]-[.B86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282" calcext:value-type="float">
            <text:p>1465124020282</text:p>
          </table:table-cell>
          <table:table-cell table:formula="of:=[.B866]-[.B86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65124019915" calcext:value-type="float">
            <text:p>1465124019915</text:p>
          </table:table-cell>
          <table:table-cell office:value-type="float" office:value="1465124020379" calcext:value-type="float">
            <text:p>1465124020379</text:p>
          </table:table-cell>
          <table:table-cell table:formula="of:=[.B867]-[.B86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480" calcext:value-type="float">
            <text:p>1465124020480</text:p>
          </table:table-cell>
          <table:table-cell table:formula="of:=[.B868]-[.B86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581" calcext:value-type="float">
            <text:p>1465124020581</text:p>
          </table:table-cell>
          <table:table-cell table:formula="of:=[.B869]-[.B868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679" calcext:value-type="float">
            <text:p>1465124020679</text:p>
          </table:table-cell>
          <table:table-cell table:formula="of:=[.B870]-[.B86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780" calcext:value-type="float">
            <text:p>1465124020780</text:p>
          </table:table-cell>
          <table:table-cell table:formula="of:=[.B871]-[.B87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880" calcext:value-type="float">
            <text:p>1465124020880</text:p>
          </table:table-cell>
          <table:table-cell table:formula="of:=[.B872]-[.B87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0979" calcext:value-type="float">
            <text:p>1465124020979</text:p>
          </table:table-cell>
          <table:table-cell table:formula="of:=[.B873]-[.B87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079" calcext:value-type="float">
            <text:p>1465124021079</text:p>
          </table:table-cell>
          <table:table-cell table:formula="of:=[.B874]-[.B8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178" calcext:value-type="float">
            <text:p>1465124021178</text:p>
          </table:table-cell>
          <table:table-cell table:formula="of:=[.B875]-[.B87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278" calcext:value-type="float">
            <text:p>1465124021278</text:p>
          </table:table-cell>
          <table:table-cell table:formula="of:=[.B876]-[.B87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378" calcext:value-type="float">
            <text:p>1465124021378</text:p>
          </table:table-cell>
          <table:table-cell table:formula="of:=[.B877]-[.B8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479" calcext:value-type="float">
            <text:p>1465124021479</text:p>
          </table:table-cell>
          <table:table-cell table:formula="of:=[.B878]-[.B8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577" calcext:value-type="float">
            <text:p>1465124021577</text:p>
          </table:table-cell>
          <table:table-cell table:formula="of:=[.B879]-[.B87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675" calcext:value-type="float">
            <text:p>1465124021675</text:p>
          </table:table-cell>
          <table:table-cell table:formula="of:=[.B880]-[.B87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775" calcext:value-type="float">
            <text:p>1465124021775</text:p>
          </table:table-cell>
          <table:table-cell table:formula="of:=[.B881]-[.B8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875" calcext:value-type="float">
            <text:p>1465124021875</text:p>
          </table:table-cell>
          <table:table-cell table:formula="of:=[.B882]-[.B8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4021976" calcext:value-type="float">
            <text:p>1465124021976</text:p>
          </table:table-cell>
          <table:table-cell table:formula="of:=[.B883]-[.B882]"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3:57:20.747745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5:38:41.612998241</dc:date>
    <meta:generator>LibreOffice/5.0.3.2$Linux_X86_64 LibreOffice_project/00m0$Build-2</meta:generator>
    <dc:creator>maarten </dc:creator>
    <meta:editing-duration>PT1H26M10S</meta:editing-duration>
    <meta:editing-cycles>2</meta:editing-cycles>
    <meta:document-statistic meta:table-count="1" meta:cell-count="26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9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90" chart:maximum="13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661cm" svg:height="25.997cm" xlink:href=".." xlink:type="simple" chart:class="chart:scatter" chart:style-name="ch1">
        <chart:title svg:x="17.95cm" svg:y="0.655cm" chart:style-name="ch2">
          <text:p>Jitter Diagramm</text:p>
        </chart:title>
        <chart:plot-area chart:style-name="ch3" table:cell-range-address="Sheet1.C3:Sheet1.C883" svg:x="2.548cm" svg:y="2.635cm" svg:width="39.26cm" svg:height="21.469cm">
          <chartooo:coordinate-region svg:x="3.355cm" svg:y="2.835cm" svg:width="38.173cm" svg:height="20.623cm"/>
          <chart:axis chart:dimension="x" chart:name="primary-x" chart:style-name="ch4">
            <chart:title svg:x="18.908cm" svg:y="24.624cm" chart:style-name="ch5">
              <text:p>Relative Segment Number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18.378cm" chart:style-name="ch9">
              <text:p>Time since last segement [ms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3:Sheet1.C883" chart:class="chart:scatter">
            <chart:data-point chart:repeated="8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3:Sheet1.C8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